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965cm"/>
    </style:style>
    <style:style style:name="co10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041cm"/>
    </style:style>
    <style:style style:name="co22" style:family="table-column">
      <style:table-column-properties fo:break-before="auto" style:column-width="5.449cm"/>
    </style:style>
    <style:style style:name="co42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8.188cm"/>
    </style:style>
    <style:style style:name="co13" style:family="table-column">
      <style:table-column-properties fo:break-before="auto" style:column-width="6.646cm"/>
    </style:style>
    <style:style style:name="co14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4.63cm"/>
    </style:style>
    <style:style style:name="co21" style:family="table-column">
      <style:table-column-properties fo:break-before="auto" style:column-width="4.374cm"/>
    </style:style>
    <style:style style:name="co23" style:family="table-column">
      <style:table-column-properties fo:break-before="auto" style:column-width="4.838cm"/>
    </style:style>
    <style:style style:name="co24" style:family="table-column">
      <style:table-column-properties fo:break-before="auto" style:column-width="6.805cm"/>
    </style:style>
    <style:style style:name="co25" style:family="table-column">
      <style:table-column-properties fo:break-before="auto" style:column-width="6.475cm"/>
    </style:style>
    <style:style style:name="co26" style:family="table-column">
      <style:table-column-properties fo:break-before="auto" style:column-width="3.478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4.988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3.351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5.117cm"/>
    </style:style>
    <style:style style:name="co33" style:family="table-column">
      <style:table-column-properties fo:break-before="auto" style:column-width="4.835cm"/>
    </style:style>
    <style:style style:name="co34" style:family="table-column">
      <style:table-column-properties fo:break-before="auto" style:column-width="6.167cm"/>
    </style:style>
    <style:style style:name="co35" style:family="table-column">
      <style:table-column-properties fo:break-before="auto" style:column-width="5.219cm"/>
    </style:style>
    <style:style style:name="co36" style:family="table-column">
      <style:table-column-properties fo:break-before="auto" style:column-width="3.223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5.144cm"/>
    </style:style>
    <style:style style:name="co39" style:family="table-column">
      <style:table-column-properties fo:break-before="auto" style:column-width="1.967cm"/>
    </style:style>
    <style:style style:name="co40" style:family="table-column">
      <style:table-column-properties fo:break-before="auto" style:column-width="3.745cm"/>
    </style:style>
    <style:style style:name="co43" style:family="table-column">
      <style:table-column-properties fo:break-before="auto" style:column-width="4.674cm"/>
    </style:style>
    <style:style style:name="co44" style:family="table-column">
      <style:table-column-properties fo:break-before="auto" style:column-width="5.854cm"/>
    </style:style>
    <style:style style:name="co45" style:family="table-column">
      <style:table-column-properties fo:break-before="auto" style:column-width="8.938cm"/>
    </style:style>
    <style:style style:name="co46" style:family="table-column">
      <style:table-column-properties fo:break-before="auto" style:column-width="10.031cm"/>
    </style:style>
    <style:style style:name="co47" style:family="table-column">
      <style:table-column-properties fo:break-before="auto" style:column-width="2.05cm"/>
    </style:style>
    <style:style style:name="co48" style:family="table-column">
      <style:table-column-properties fo:break-before="auto" style:column-width="2.328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41" style:family="table-row">
      <style:table-row-properties style:row-height="1.263cm" fo:break-before="auto" style:use-optimal-row-height="false"/>
    </style:style>
    <style:style style:name="ro42" style:family="table-row">
      <style:table-row-properties style:row-height="0.58cm" fo:break-before="auto" style:use-optimal-row-height="tru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2.579cm" fo:break-before="auto" style:use-optimal-row-height="true"/>
    </style:style>
    <style:style style:name="ro28" style:family="table-row">
      <style:table-row-properties style:row-height="0.453cm" fo:break-before="auto" style:use-optimal-row-height="true"/>
    </style:style>
    <style:style style:name="ro29" style:family="table-row">
      <style:table-row-properties style:row-height="3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2.316cm" fo:break-before="auto" style:use-optimal-row-height="false"/>
    </style:style>
    <style:style style:name="ro33" style:family="table-row">
      <style:table-row-properties style:row-height="1.737cm" fo:break-before="auto" style:use-optimal-row-height="false"/>
    </style:style>
    <style:style style:name="ro34" style:family="table-row">
      <style:table-row-properties style:row-height="4.343cm" fo:break-before="auto" style:use-optimal-row-height="false"/>
    </style:style>
    <style:style style:name="ro35" style:family="table-row">
      <style:table-row-properties style:row-height="8.475cm" fo:break-before="auto" style:use-optimal-row-height="true"/>
    </style:style>
    <style:style style:name="ro36" style:family="table-row">
      <style:table-row-properties style:row-height="6.791cm" fo:break-before="auto" style:use-optimal-row-height="false"/>
    </style:style>
    <style:style style:name="ro37" style:family="table-row">
      <style:table-row-properties style:row-height="4.316cm" fo:break-before="auto" style:use-optimal-row-height="false"/>
    </style:style>
    <style:style style:name="ro38" style:family="table-row">
      <style:table-row-properties style:row-height="2.685cm" fo:break-before="auto" style:use-optimal-row-height="false"/>
    </style:style>
    <style:style style:name="ro39" style:family="table-row">
      <style:table-row-properties style:row-height="2.053cm" fo:break-before="auto" style:use-optimal-row-height="false"/>
    </style:style>
    <style:style style:name="ro40" style:family="table-row">
      <style:table-row-properties style:row-height="2.552cm" fo:break-before="auto" style:use-optimal-row-height="false"/>
    </style:style>
    <style:style style:name="ro43" style:family="table-row">
      <style:table-row-properties style:row-height="2.79cm" fo:break-before="auto" style:use-optimal-row-height="false"/>
    </style:style>
    <style:style style:name="ro44" style:family="table-row">
      <style:table-row-properties style:row-height="2.395cm" fo:break-before="auto" style:use-optimal-row-height="false"/>
    </style:style>
    <style:style style:name="ro45" style:family="table-row">
      <style:table-row-properties style:row-height="1.316cm" fo:break-before="auto" style:use-optimal-row-height="false"/>
    </style:style>
    <style:style style:name="ro46" style:family="table-row">
      <style:table-row-properties style:row-height="2.473cm" fo:break-before="auto" style:use-optimal-row-height="false"/>
    </style:style>
    <style:style style:name="ro47" style:family="table-row">
      <style:table-row-properties style:row-height="1.974cm" fo:break-before="auto" style:use-optimal-row-height="false"/>
    </style:style>
    <style:style style:name="ro48" style:family="table-row">
      <style:table-row-properties style:row-height="2.422cm" fo:break-before="auto" style:use-optimal-row-height="false"/>
    </style:style>
    <style:style style:name="ro49" style:family="table-row">
      <style:table-row-properties style:row-height="1.894cm" fo:break-before="auto" style:use-optimal-row-height="false"/>
    </style:style>
    <style:style style:name="ro50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order="0.002cm solid #000000"/>
      <style:text-properties style:font-name="Arial" fo:font-size="10pt"/>
    </style:style>
    <style:style style:name="ce59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60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6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8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3" style:family="table-cell" style:parent-style-name="Default">
      <style:text-properties style:font-name="Arial" fo:font-size="10pt" fo:font-weight="bold" style:font-name-asian="Tahoma"/>
    </style:style>
    <style:style style:name="ce64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3" style:family="table-cell" style:parent-style-name="Default">
      <style:table-cell-properties fo:background-color="#cccccc" fo:border="0.002cm solid #000000"/>
      <style:text-properties fo:color="#333333" style:font-name="Arial"/>
    </style:style>
    <style:style style:name="ce74" style:family="table-cell" style:parent-style-name="Default">
      <style:table-cell-properties fo:border="0.002cm solid #000000"/>
      <style:text-properties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00dcff"/>
      <style:text-properties style:use-window-font-color="true" style:font-name="Arial"/>
    </style:style>
    <style:style style:name="ce7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0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00dcff" style:text-align-source="fix" style:repeat-content="false"/>
      <style:paragraph-properties fo:text-align="start" fo:margin-left="0cm"/>
      <style:text-properties style:use-window-font-color="true" style:font-name="Ari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196" style:family="table-cell" style:parent-style-name="Default">
      <style:table-cell-properties fo:background-color="#000080"/>
      <style:text-properties fo:color="#ffffff" fo:font-size="12pt" fo:font-weight="bold"/>
    </style:style>
    <style:style style:name="ce19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9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99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05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7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2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name-complex="Arial1" style:font-size-complex="10pt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" style:font-size-asian="10pt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/>
    </style:style>
    <style:style style:name="ce1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8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complex="Tahoma1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name-asian="Arial" style:font-size-asian="10pt"/>
    </style:style>
    <style:style style:name="ce2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12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/>
    </style:style>
    <style:style style:name="ce22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/>
    </style:style>
    <style:style style:name="ce23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top"/>
      <style:paragraph-properties fo:text-align="start"/>
      <style:text-properties style:font-name="Arial" fo:font-size="10pt"/>
    </style:style>
    <style:style style:name="ce237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4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4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46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4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cm"/>
      <style:text-properties style:font-name="Arial" fo:font-size="10pt"/>
    </style:style>
    <style:style style:name="ce2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99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03" table:number-columns-repeated="2"/>
          <table:table-cell table:style-name="ce99"/>
          <table:table-cell table:style-name="ce99" table:number-columns-spanned="3" table:number-rows-spanned="1"/>
          <table:covered-table-cell table:style-name="ce99"/>
          <table:covered-table-cell table:style-name="ce99"/>
          <table:table-cell table:style-name="ce99" table:number-columns-repeated="248"/>
          <table:table-cell/>
        </table:table-row>
        <table:table-row table:style-name="ro1" table:number-rows-repeated="3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2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7">
          <table:table-cell table:style-name="ce100"/>
          <table:table-cell table:style-name="ce104" office:value-type="string">
            <text:p>PLF Functional TESTS</text:p>
          </table:table-cell>
          <table:table-cell table:style-name="ce100" table:number-columns-repeated="4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Version:</text:p>
          </table:table-cell>
          <table:table-cell table:style-name="ce112" office:value-type="float" office:value="1">
            <text:p>1,0</text:p>
          </table:table-cell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Issue date:</text:p>
          </table:table-cell>
          <table:table-cell table:style-name="ce113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Suite:</text:p>
          </table:table-cell>
          <table:table-cell table:style-name="ce113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Name:</text:p>
          </table:table-cell>
          <table:table-cell table:style-name="ce113" office:value-type="string">
            <text:p>PLF 3.0.x</text:p>
          </table:table-cell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Total Cases:</text:p>
          </table:table-cell>
          <table:table-cell table:style-name="ce113" table:formula="of:=SUM([CS_ECMS.C4:Gadgets.C4])" office:value-type="float" office:value="40">
            <text:p>40</text:p>
          </table:table-cell>
          <table:table-cell table:style-name="ce118"/>
          <table:table-cell table:style-name="ce100" table:number-columns-repeated="2"/>
          <table:table-cell table:style-name="ce99" table:number-columns-repeated="249"/>
          <table:table-cell/>
        </table:table-row>
        <table:table-row table:style-name="ro18">
          <table:table-cell table:style-name="ce101"/>
          <table:table-cell table:style-name="ce106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101" table:number-columns-repeated="248"/>
          <table:table-cell/>
        </table:table-row>
        <table:table-row table:style-name="ro1" table:number-rows-repeated="2">
          <table:table-cell table:style-name="ce101"/>
          <table:table-cell table:number-columns-repeated="6"/>
          <table:table-cell table:style-name="ce101" table:number-columns-repeated="248"/>
          <table:table-cell/>
        </table:table-row>
        <table:table-row table:style-name="ro19">
          <table:table-cell table:style-name="ce102"/>
          <table:table-cell table:style-name="ce107" office:value-type="string">
            <text:p>Record of change:</text:p>
          </table:table-cell>
          <table:table-cell table:style-name="ce99" table:number-columns-repeated="5"/>
          <table:table-cell table:style-name="ce102" table:number-columns-repeated="248"/>
          <table:table-cell/>
        </table:table-row>
        <table:table-row table:style-name="ro21">
          <table:table-cell table:style-name="ce102"/>
          <table:table-cell table:style-name="ce108" office:value-type="string">
            <text:p>Effective Date</text:p>
          </table:table-cell>
          <table:table-cell table:style-name="ce114" office:value-type="string">
            <text:p>Version</text:p>
          </table:table-cell>
          <table:table-cell table:style-name="ce114" office:value-type="string">
            <text:p>Change description</text:p>
          </table:table-cell>
          <table:table-cell table:style-name="ce114" office:value-type="string">
            <text:p>Originator</text:p>
          </table:table-cell>
          <table:table-cell table:style-name="ce127" office:value-type="string">
            <text:p>Reviewer/</text:p>
            <text:p>Approver</text:p>
          </table:table-cell>
          <table:table-cell table:style-name="ce128" office:value-type="string">
            <text:p>Reference</text:p>
          </table:table-cell>
          <table:table-cell table:style-name="ce102" table:number-columns-repeated="248"/>
          <table:table-cell/>
        </table:table-row>
        <table:table-row table:style-name="ro1">
          <table:table-cell table:style-name="ce102"/>
          <table:table-cell table:style-name="ce109" office:value-type="date" office:date-value="2012-05-31">
            <text:p>31-mai-12</text:p>
          </table:table-cell>
          <table:table-cell table:style-name="ce115" office:value-type="string">
            <text:p>1.0</text:p>
          </table:table-cell>
          <table:table-cell table:style-name="ce119" office:value-type="string">
            <text:p>Create the first version for functionTest</text:p>
          </table:table-cell>
          <table:table-cell table:style-name="ce124" office:value-type="string">
            <text:p>Hanh.ly</text:p>
          </table:table-cell>
          <table:table-cell table:style-name="ce125"/>
          <table:table-cell table:style-name="ce129"/>
          <table:table-cell table:style-name="ce101"/>
          <table:table-cell table:style-name="ce102" table:number-columns-repeated="247"/>
          <table:table-cell/>
        </table:table-row>
        <table:table-row table:style-name="ro1">
          <table:table-cell table:style-name="ce101"/>
          <table:table-cell table:style-name="ce109" office:value-type="date" office:date-value="2012-07-02">
            <text:p>2-juil.-12</text:p>
          </table:table-cell>
          <table:table-cell table:style-name="ce115" office:value-type="string">
            <text:p>1.1</text:p>
          </table:table-cell>
          <table:table-cell table:style-name="ce119" office:value-type="string">
            <text:p>Add sheet Navigation by Content New Feature</text:p>
          </table:table-cell>
          <table:table-cell table:style-name="ce119" office:value-type="string">
            <text:p>Hai.nguyen</text:p>
          </table:table-cell>
          <table:table-cell table:style-name="ce125" office:value-type="string">
            <text:p>Hai.Nguyen</text:p>
          </table:table-cell>
          <table:table-cell table:style-name="ce129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6"/>
          <table:table-cell table:style-name="ce119" table:number-columns-repeated="2"/>
          <table:table-cell table:style-name="ce125"/>
          <table:table-cell table:style-name="ce130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6"/>
          <table:table-cell table:style-name="ce120"/>
          <table:table-cell table:style-name="ce125" table:number-columns-repeated="2"/>
          <table:table-cell table:style-name="ce130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6"/>
          <table:table-cell table:style-name="ce120"/>
          <table:table-cell table:style-name="ce125" table:number-columns-repeated="2"/>
          <table:table-cell table:style-name="ce131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6"/>
          <table:table-cell table:style-name="ce121"/>
          <table:table-cell table:style-name="ce125" table:number-columns-repeated="2"/>
          <table:table-cell table:style-name="ce130"/>
          <table:table-cell table:style-name="ce101" table:number-columns-repeated="248"/>
          <table:table-cell/>
        </table:table-row>
        <table:table-row table:style-name="ro7">
          <table:table-cell table:style-name="ce101"/>
          <table:table-cell table:style-name="ce110"/>
          <table:table-cell table:style-name="ce116"/>
          <table:table-cell table:style-name="ce122"/>
          <table:table-cell table:style-name="ce125" table:number-columns-repeated="2"/>
          <table:table-cell table:style-name="ce130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6"/>
          <table:table-cell table:style-name="ce122"/>
          <table:table-cell table:style-name="ce125" table:number-columns-repeated="2"/>
          <table:table-cell table:style-name="ce130"/>
          <table:table-cell table:style-name="ce99"/>
          <table:table-cell table:style-name="ce101" table:number-columns-repeated="247"/>
          <table:table-cell/>
        </table:table-row>
        <table:table-row table:style-name="ro1">
          <table:table-cell table:style-name="ce99"/>
          <table:table-cell table:style-name="ce110"/>
          <table:table-cell table:style-name="ce116"/>
          <table:table-cell table:style-name="ce121"/>
          <table:table-cell table:style-name="ce125" table:number-columns-repeated="2"/>
          <table:table-cell table:style-name="ce130"/>
          <table:table-cell table:style-name="ce99" table:number-columns-repeated="248"/>
          <table:table-cell/>
        </table:table-row>
        <table:table-row table:style-name="ro1" table:number-rows-repeated="2">
          <table:table-cell table:style-name="ce99"/>
          <table:table-cell table:style-name="ce110"/>
          <table:table-cell table:style-name="ce116"/>
          <table:table-cell table:style-name="ce121"/>
          <table:table-cell table:style-name="ce122" table:number-columns-repeated="2"/>
          <table:table-cell table:style-name="ce130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1"/>
          <table:table-cell table:style-name="ce117"/>
          <table:table-cell table:style-name="ce123"/>
          <table:table-cell table:style-name="ce126" table:number-columns-repeated="2"/>
          <table:table-cell table:style-name="ce132"/>
          <table:table-cell table:style-name="ce99" table:number-columns-repeated="248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/>
          <table:table-cell table:number-columns-repeated="7"/>
          <table:table-cell table:style-name="ce99" table:number-columns-repeated="247"/>
          <table:table-cell/>
        </table:table-row>
        <table:table-row table:style-name="ro1" table:number-rows-repeated="3">
          <table:table-cell table:style-name="ce99" table:number-columns-repeated="255"/>
          <table:table-cell/>
        </table:table-row>
        <table:table-row table:style-name="ro1" table:number-rows-repeated="9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 table:number-rows-repeated="10">
          <table:table-cell table:style-name="ce99" table:number-columns-repeated="255"/>
          <table:table-cell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70"/>
          <table:table-cell table:style-name="ce17" table:number-columns-repeated="248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8"/>
          <table:table-cell table:style-name="ce70" office:value-type="string">
            <text:p>Done</text:p>
          </table:table-cell>
          <table:table-cell table:style-name="ce17" table:number-columns-repeated="248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9" table:formula="of:=SUMPRODUCT(([.C4:.C544]=&quot;High&quot;))" office:value-type="float" office:value="40">
            <text:p>40</text:p>
          </table:table-cell>
          <table:table-cell table:style-name="ce79" table:formula="of:=SUMPRODUCT(([.C4:.C544]=&quot;High&quot;)*([.D4:.D544]=&quot;x&quot;)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80" table:formula="of:=SUMPRODUCT(([.C4:.C544]=&quot;Medium&quot;))" office:value-type="float" office:value="0">
            <text:p>0</text:p>
          </table:table-cell>
          <table:table-cell table:style-name="ce79" table:formula="of:=SUMPRODUCT(([.C4:.C544]=&quot;Medium&quot;)*([.D4:.D544]=&quot;x&quot;)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9" table:formula="of:=SUMPRODUCT(([.C4:.C544]=&quot;Low&quot;))" office:value-type="float" office:value="0">
            <text:p>0</text:p>
          </table:table-cell>
          <table:table-cell table:style-name="ce79" table:formula="of:=SUMPRODUCT(([.C4:.C544]=&quot;Low&quot;)*([.D4:.D544]=&quot;x&quot;)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7" office:value-type="string">
            <text:p>Total</text:p>
          </table:table-cell>
          <table:table-cell table:style-name="ce81" table:formula="of:=SUM([.F3:.F5])" office:value-type="float" office:value="40">
            <text:p>40</text:p>
          </table:table-cell>
          <table:table-cell table:style-name="ce81" table:formula="of:=SUM([.G3:.G5]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4.001</text:p>
          </table:table-cell>
          <table:table-cell table:style-name="ce50" office:value-type="string">
            <text:p>Check the displaying of pol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4.002</text:p>
          </table:table-cell>
          <table:table-cell table:style-name="ce50" office:value-type="string">
            <text:p>Setting for the gadge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33"/>
          <table:table-cell table:style-name="ce140" office:value-type="string">
            <text:p>TEST CASES</text:p>
          </table:table-cell>
          <table:table-cell table:style-name="ce140"/>
          <table:table-cell table:style-name="ce141" table:number-columns-repeated="2"/>
          <table:table-cell table:style-name="ce133"/>
          <table:table-cell table:style-name="ce154"/>
          <table:table-cell table:style-name="ce141" table:number-columns-repeated="2"/>
          <table:table-cell table:style-name="ce172" table:number-columns-repeated="220"/>
          <table:table-cell table:style-name="ce154" table:number-columns-repeated="18"/>
          <table:table-cell table:style-name="ce133" table:number-columns-repeated="9"/>
        </table:table-row>
        <table:table-row table:style-name="ro1">
          <table:table-cell table:style-name="ce133"/>
          <table:table-cell table:style-name="ce141" table:number-columns-repeated="4"/>
          <table:table-cell table:style-name="ce133"/>
          <table:table-cell table:style-name="ce154"/>
          <table:table-cell table:style-name="ce141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14];[.$K2])" office:value-type="float" office:value="0">
            <text:p>0</text:p>
          </table:table-cell>
          <table:table-cell table:style-name="ce173" table:formula="of:=COUNTIF([.M$7:.M$1014];[.$K2])" office:value-type="float" office:value="0">
            <text:p>0</text:p>
          </table:table-cell>
          <table:table-cell table:style-name="ce173" table:formula="of:=COUNTIF([.N$7:.N$1014];[.$K2])" office:value-type="float" office:value="0">
            <text:p>0</text:p>
          </table:table-cell>
          <table:table-cell table:style-name="ce173" table:formula="of:=COUNTIF([.O$7:.O$1014];[.$K2])" office:value-type="float" office:value="0">
            <text:p>0</text:p>
          </table:table-cell>
          <table:table-cell table:style-name="ce172" table:number-columns-repeated="214"/>
          <table:table-cell table:style-name="ce154" table:number-columns-repeated="18"/>
          <table:table-cell table:style-name="ce133" table:number-columns-repeated="9"/>
        </table:table-row>
        <table:table-row table:style-name="ro1">
          <table:table-cell table:style-name="ce133"/>
          <table:table-cell table:style-name="ce142" office:value-type="string">
            <text:p>Functions List<text:span text:style-name="T5">:</text:span></text:p>
          </table:table-cell>
          <table:table-cell table:style-name="ce146" table:number-columns-spanned="3" table:number-rows-spanned="1"/>
          <table:covered-table-cell table:style-name="ce153"/>
          <table:covered-table-cell table:style-name="ce147"/>
          <table:table-cell table:style-name="ce133"/>
          <table:table-cell table:style-name="ce154"/>
          <table:table-cell table:style-name="ce166"/>
          <table:table-cell table:style-name="ce168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4];[.$K3])" office:value-type="float" office:value="0">
            <text:p>0</text:p>
          </table:table-cell>
          <table:table-cell table:style-name="ce173" table:formula="of:=COUNTIF([.M$7:.M$1014];[.$K3])" office:value-type="float" office:value="0">
            <text:p>0</text:p>
          </table:table-cell>
          <table:table-cell table:style-name="ce173" table:formula="of:=COUNTIF([.N$7:.N$1014];[.$K3])" office:value-type="float" office:value="0">
            <text:p>0</text:p>
          </table:table-cell>
          <table:table-cell table:style-name="ce173" table:formula="of:=COUNTIF([.O$7:.O$1014];[.$K3])" office:value-type="float" office:value="0">
            <text:p>0</text:p>
          </table:table-cell>
          <table:table-cell table:style-name="ce172" table:number-columns-repeated="214"/>
          <table:table-cell table:style-name="ce154" table:number-columns-repeated="18"/>
          <table:table-cell table:style-name="ce133" table:number-columns-repeated="9"/>
        </table:table-row>
        <table:table-row table:style-name="ro10">
          <table:table-cell table:style-name="ce133"/>
          <table:table-cell table:style-name="ce142" office:value-type="string">
            <text:p>Total Main Cases:</text:p>
          </table:table-cell>
          <table:table-cell table:style-name="ce147" table:formula="of:=MAX([.A7:.A1000])" office:value-type="float" office:value="8" table:number-columns-spanned="3" table:number-rows-spanned="1">
            <text:p>8</text:p>
          </table:table-cell>
          <table:covered-table-cell table:style-name="ce154"/>
          <table:covered-table-cell table:style-name="ce154"/>
          <table:table-cell table:style-name="ce133"/>
          <table:table-cell table:style-name="ce154"/>
          <table:table-cell table:style-name="ce166"/>
          <table:table-cell table:style-name="ce169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4];[.$K4])" office:value-type="float" office:value="0">
            <text:p>0</text:p>
          </table:table-cell>
          <table:table-cell table:style-name="ce173" table:formula="of:=COUNTIF([.M$7:.M$1014];[.$K4])" office:value-type="float" office:value="0">
            <text:p>0</text:p>
          </table:table-cell>
          <table:table-cell table:style-name="ce173" table:formula="of:=COUNTIF([.N$7:.N$1014];[.$K4])" office:value-type="float" office:value="0">
            <text:p>0</text:p>
          </table:table-cell>
          <table:table-cell table:style-name="ce173" table:formula="of:=COUNTIF([.O$7:.O$1014];[.$K4])" office:value-type="float" office:value="0">
            <text:p>0</text:p>
          </table:table-cell>
          <table:table-cell table:style-name="ce172" table:number-columns-repeated="214"/>
          <table:table-cell table:style-name="ce154" table:number-columns-repeated="18"/>
          <table:table-cell table:style-name="ce133" table:number-columns-repeated="9"/>
        </table:table-row>
        <table:table-row table:style-name="ro1">
          <table:table-cell table:style-name="ce134"/>
          <table:table-cell table:style-name="ce143"/>
          <table:table-cell table:style-name="ce134" table:number-columns-repeated="7"/>
          <table:table-cell table:style-name="ce174"/>
          <table:table-cell table:style-name="ce174" office:value-type="string">
            <text:p>Untested</text:p>
          </table:table-cell>
          <table:table-cell table:style-name="ce173" table:formula="of:=COUNTIF([.L$7:.L$1014];[.$K5])" office:value-type="float" office:value="0">
            <text:p>0</text:p>
          </table:table-cell>
          <table:table-cell table:style-name="ce173" table:formula="of:=COUNTIF([.M$7:.M$1014];[.$K5])" office:value-type="float" office:value="0">
            <text:p>0</text:p>
          </table:table-cell>
          <table:table-cell table:style-name="ce173" table:formula="of:=COUNTIF([.N$7:.N$1014];[.$K5])" office:value-type="float" office:value="0">
            <text:p>0</text:p>
          </table:table-cell>
          <table:table-cell table:style-name="ce173" table:formula="of:=COUNTIF([.O$7:.O$1014];[.$K5])" office:value-type="float" office:value="0">
            <text:p>0</text:p>
          </table:table-cell>
          <table:table-cell table:style-name="ce134" table:number-columns-repeated="232"/>
          <table:table-cell table:style-name="ce133" table:number-columns-repeated="9"/>
        </table:table-row>
        <table:table-row table:style-name="ro10">
          <table:table-cell table:style-name="ce135" office:value-type="string">
            <text:p>Case No</text:p>
          </table:table-cell>
          <table:table-cell table:style-name="ce144" office:value-type="string">
            <text:p>Related function</text:p>
          </table:table-cell>
          <table:table-cell table:style-name="ce144" office:value-type="string">
            <text:p>Case ID</text:p>
          </table:table-cell>
          <table:table-cell table:style-name="ce144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44" office:value-type="string">
            <text:p>Step Description</text:p>
          </table:table-cell>
          <table:table-cell table:style-name="ce144" office:value-type="string">
            <text:p>Steps to produce</text:p>
          </table:table-cell>
          <table:table-cell table:style-name="ce144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44" office:value-type="string">
            <text:p>Affect</text:p>
          </table:table-cell>
          <table:table-cell table:style-name="ce144" office:value-type="string">
            <text:p>Tester</text:p>
          </table:table-cell>
          <table:table-cell table:style-name="ce144" office:value-type="string">
            <text:p>IE7</text:p>
          </table:table-cell>
          <table:table-cell table:style-name="ce144" office:value-type="string">
            <text:p>FireFox3.5</text:p>
          </table:table-cell>
          <table:table-cell table:style-name="ce144" office:value-type="string">
            <text:p>Comment/Bug</text:p>
          </table:table-cell>
          <table:table-cell table:style-name="ce144" table:number-columns-repeated="5"/>
          <table:table-cell table:style-name="ce182" table:number-columns-repeated="211"/>
          <table:table-cell table:style-name="ce154" table:number-columns-repeated="17"/>
          <table:table-cell table:style-name="ce133" table:number-columns-repeated="9"/>
        </table:table-row>
        <table:table-row table:style-name="ro22">
          <table:table-cell table:style-name="ce136" office:value-type="float" office:value="1">
            <text:p>001</text:p>
          </table:table-cell>
          <table:table-cell table:style-name="ce92" office:value-type="string">
            <text:p>FNC_PLF_INT_CS_ECMS_01</text:p>
          </table:table-cell>
          <table:table-cell table:style-name="ce148" office:value-type="float" office:value="1">
            <text:p>001</text:p>
          </table:table-cell>
          <table:table-cell table:style-name="ce48" office:value-type="string">
            <text:p>Integration/CS-ECMS/Mail/Add</text:p>
          </table:table-cell>
          <table:table-cell table:style-name="ce47" office:value-type="string">
            <text:p>Attach a file from server while composing new mail</text:p>
          </table:table-cell>
          <table:table-cell table:style-name="ce160" office:value-type="string">
            <text:p>Step 1: Add document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0" office:value-type="string">
            <text:p>Document/upload file is added</text:p>
          </table:table-cell>
          <table:table-cell table:style-name="ce170" office:value-type="string">
            <text:p>High</text:p>
          </table:table-cell>
          <table:table-cell table:style-name="ce175" table:number-columns-repeated="2"/>
          <table:table-cell table:style-name="ce180" table:number-columns-repeated="235"/>
          <table:table-cell table:style-name="ce183"/>
          <table:table-cell table:style-name="ce133" table:number-columns-repeated="9"/>
        </table:table-row>
        <table:table-row table:style-name="ro23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5" office:value-type="string">
            <text:p>FNC_PLF_INT_CS_ECMS_01</text:p>
          </table:table-cell>
          <table:table-cell table:style-name="ce149" office:value-type="float" office:value="1">
            <text:p>001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5" table:number-columns-repeated="2"/>
          <table:table-cell table:style-name="ce180" table:number-columns-repeated="235"/>
          <table:table-cell table:style-name="ce183"/>
          <table:table-cell table:style-name="ce133" table:number-columns-repeated="9"/>
        </table:table-row>
        <table:table-row table:style-name="ro10">
          <table:table-cell table:style-name="ce13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5" table:number-columns-repeated="2"/>
          <table:table-cell table:style-name="ce180" table:number-columns-repeated="235"/>
          <table:table-cell table:style-name="ce183"/>
          <table:table-cell table:style-name="ce133" table:number-columns-repeated="9"/>
        </table:table-row>
        <table:table-row table:style-name="ro10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Browse Private drive from left pane &amp; select any file from right pane</text:p>
          </table:table-cell>
          <table:table-cell table:style-name="ce164" office:value-type="string">
            <text:p>Selected file is listed in attachments list in compose mail form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6: Send mail</text:p>
          </table:table-cell>
          <table:table-cell table:style-name="ce164" office:value-type="string">
            <text:p>- Input receiver, mail subject, content &amp; click Send</text:p>
          </table:table-cell>
          <table:table-cell table:style-name="ce164" office:value-type="string">
            <text:p>Mail is sent with attached file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3" table:number-columns-repeated="9"/>
        </table:table-row>
        <table:table-row table:style-name="ro22">
          <table:table-cell table:style-name="ce136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5" office:value-type="string">
            <text:p>Integration/CS-ECMS/Mail/Add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160" office:value-type="string">
            <text:p>Step 1: Add folder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0" office:value-type="string">
            <text:p>Folders are created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3" table:number-columns-repeated="9"/>
        </table:table-row>
        <table:table-row table:style-name="ro23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10">
          <table:table-cell table:style-name="ce13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10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10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Browse Private drive from left pane &amp; select any folder from right pane</text:p>
          </table:table-cell>
          <table:table-cell table:style-name="ce164" office:value-type="string">
            <text:p>Show message: selected page is not a file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22">
          <table:table-cell table:style-name="ce136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5" office:value-type="string">
            <text:p>Integration/CS-ECMS/Mail/Add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160" office:value-type="string">
            <text:p>Step 1: Add document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0" office:value-type="string">
            <text:p>Document/upload file is added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23">
          <table:table-cell table:style-name="ce13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- Browse Private drive from left pane &amp; select any file from right pane</text:p>
            <text:p>- Click on Attach Link</text:p>
          </table:table-cell>
          <table:table-cell table:style-name="ce164" office:value-type="string">
            <text:p>Selected file is listed in in content of compose mail form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6: Send mail</text:p>
          </table:table-cell>
          <table:table-cell table:style-name="ce164" office:value-type="string">
            <text:p>- Input receiver, mail subject, content &amp; click Send</text:p>
          </table:table-cell>
          <table:table-cell table:style-name="ce164" office:value-type="string">
            <text:p>Mail is sent with attached link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22">
          <table:table-cell table:style-name="ce136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004</text:p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5" office:value-type="string">
            <text:p>Integration/CS-ECMS/Mail/Add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160" office:value-type="string">
            <text:p>Step 1: Add folder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0" office:value-type="string">
            <text:p>Folder is add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23">
          <table:table-cell table:style-name="ce13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- Browse Private drive from left pane &amp; select any folder from right pane</text:p>
            <text:p>- Click on Attach Link</text:p>
          </table:table-cell>
          <table:table-cell table:style-name="ce164" office:value-type="string">
            <text:p>Selected folder is listed in in content of compose mail form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5" office:value-type="string">
            <text:p>FNC_PLF_INT_CS_ECMS_01</text:p>
          </table:table-cell>
          <table:table-cell table:style-name="ce149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155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6: Send mail</text:p>
          </table:table-cell>
          <table:table-cell table:style-name="ce164" office:value-type="string">
            <text:p>- Input receiver, mail subject, content &amp; click Send</text:p>
          </table:table-cell>
          <table:table-cell table:style-name="ce164" office:value-type="string">
            <text:p>Mail is sent with attached link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25">
          <table:table-cell table:style-name="ce136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005</text:p>
          </table:table-cell>
          <table:table-cell table:style-name="ce43" office:value-type="string">
            <text:p>FNC_PLF_INT_CS_ECMS_02</text:p>
          </table:table-cell>
          <table:table-cell table:style-name="ce149" office:value-type="float" office:value="1">
            <text:p>001</text:p>
          </table:table-cell>
          <table:table-cell table:style-name="ce156" office:value-type="string">
            <text:p>Integration/CS-ECMS/Mail/Save Attachment</text:p>
          </table:table-cell>
          <table:table-cell table:style-name="ce47" office:value-type="string">
            <text:p>Detach a file to DMS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55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55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55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55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5: Select path to store the attachment</text:p>
          </table:table-cell>
          <table:table-cell table:style-name="ce164" office:value-type="string">
            <text:p>- Select Private drive from left pane then click icon to select a folder from right pane to store the attachment</text:p>
          </table:table-cell>
          <table:table-cell table:style-name="ce164" office:value-type="string">
            <text:p>A message is shown to alert save attachment successfully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55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6: Check after saved</text:p>
            <text:p/>
          </table:table-cell>
          <table:table-cell table:style-name="ce164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64" office:value-type="string">
            <text:p>There's the attachment file in the mail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25">
          <table:table-cell table:style-name="ce136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006</text:p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155" office:value-type="string">
            <text:p>Integration/CS-ECMS/Mail/Save Attachment</text:p>
          </table:table-cell>
          <table:table-cell table:style-name="ce48" office:value-type="string">
            <text:p>Add new folder to store attachment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155" office:value-type="string">
            <text:p>Integration/CS-ECMS/Mail/Save Attachment</text:p>
          </table:table-cell>
          <table:table-cell table:style-name="ce155" office:value-type="string">
            <text:p>Add new folder to store attachment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55" office:value-type="string">
            <text:p>Integration/CS-ECMS/Mail/Save Attachment</text:p>
          </table:table-cell>
          <table:table-cell table:style-name="ce155" office:value-type="string">
            <text:p>Add new folder to store attachment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55" office:value-type="string">
            <text:p>Integration/CS-ECMS/Mail/Save Attachment</text:p>
          </table:table-cell>
          <table:table-cell table:style-name="ce155" office:value-type="string">
            <text:p>Add new folder to store attachment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26">
          <table:table-cell table:style-name="ce13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55" office:value-type="string">
            <text:p>Integration/CS-ECMS/Mail/Save Attachment</text:p>
          </table:table-cell>
          <table:table-cell table:style-name="ce155" office:value-type="string">
            <text:p>Add new folder to store attachment</text:p>
          </table:table-cell>
          <table:table-cell table:style-name="ce161" office:value-type="string">
            <text:p>Step 5: Add folder to store the attachment</text:p>
          </table:table-cell>
          <table:table-cell table:style-name="ce164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64" office:value-type="string">
            <text:p>New folder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24">
          <table:table-cell table:style-name="ce13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55" office:value-type="string">
            <text:p>Integration/CS-ECMS/Mail/Save Attachment</text:p>
          </table:table-cell>
          <table:table-cell table:style-name="ce155" office:value-type="string">
            <text:p>Add new folder to store attachment</text:p>
          </table:table-cell>
          <table:table-cell table:style-name="ce161" office:value-type="string">
            <text:p>Step 6: Check after saved</text:p>
            <text:p/>
          </table:table-cell>
          <table:table-cell table:style-name="ce164" office:value-type="string">
            <text:p>- Click Save</text:p>
            <text:p>- Select Content Explorer</text:p>
            <text:p>- Click on selected folder at step 5</text:p>
          </table:table-cell>
          <table:table-cell table:style-name="ce164" office:value-type="string">
            <text:p>There's the attachment file in the mail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25">
          <table:table-cell table:style-name="ce136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55" office:value-type="string">
            <text:p>Integration/CS-ECMS/Mail/Save Attachment</text:p>
          </table:table-cell>
          <table:table-cell table:style-name="ce49" office:value-type="string">
            <text:p>Add new folder with blank name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55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55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55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26">
          <table:table-cell table:style-name="ce13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55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5: Add folder to store the attachment</text:p>
          </table:table-cell>
          <table:table-cell table:style-name="ce164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64" office:value-type="string">
            <text:p>Show message alert that you must put folder's name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25">
          <table:table-cell table:style-name="ce136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008</text:p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55" office:value-type="string">
            <text:p>Integration/CS-ECMS/Mail/Save Attachment</text:p>
          </table:table-cell>
          <table:table-cell table:style-name="ce49" office:value-type="string">
            <text:p>Save a file to DMS when file's name is not existing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155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55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0">
          <table:table-cell table:style-name="ce13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155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27">
          <table:table-cell table:style-name="ce13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5" office:value-type="string">
            <text:p>FNC_PLF_INT_CS_ECMS_02</text:p>
          </table:table-cell>
          <table:table-cell table:style-name="ce149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55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5: Select path to store the attachment</text:p>
          </table:table-cell>
          <table:table-cell table:style-name="ce164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64" office:value-type="string">
            <text:p>Show message alert that file's name is not existing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5" table:number-columns-repeated="2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 table:number-rows-repeated="2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/>
          <table:table-cell table:style-name="ce167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4" table:number-columns-repeated="238"/>
          <table:table-cell table:style-name="ce133" table:number-columns-repeated="9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/>
          <table:table-cell table:style-name="ce165" table:number-columns-repeated="2"/>
          <table:table-cell table:style-name="ce171"/>
          <table:table-cell table:style-name="ce133" table:number-columns-repeated="247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33" table:number-columns-repeated="247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3" table:number-columns-repeated="247"/>
        </table:table-row>
        <table:table-row table:style-name="ro1" table:number-rows-repeated="2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/>
          <table:table-cell table:style-name="ce167"/>
          <table:table-cell table:style-name="ce171"/>
          <table:table-cell table:style-name="ce133" table:number-columns-repeated="247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3" table:number-columns-repeated="247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/>
          <table:table-cell table:style-name="ce165" table:number-columns-repeated="2"/>
          <table:table-cell table:style-name="ce171"/>
          <table:table-cell table:style-name="ce133" table:number-columns-repeated="247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 table:number-columns-repeated="3"/>
          <table:table-cell table:style-name="ce171"/>
          <table:table-cell table:style-name="ce133" table:number-columns-repeated="247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3" table:number-columns-repeated="247"/>
        </table:table-row>
        <table:table-row table:style-name="ro1" table:number-rows-repeated="2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/>
          <table:table-cell table:style-name="ce167"/>
          <table:table-cell table:style-name="ce171"/>
          <table:table-cell table:style-name="ce133" table:number-columns-repeated="247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3" table:number-columns-repeated="247"/>
        </table:table-row>
        <table:table-row table:style-name="ro1">
          <table:table-cell table:style-name="ce138"/>
          <table:table-cell table:style-name="ce92"/>
          <table:table-cell table:style-name="ce151"/>
          <table:table-cell table:style-name="ce49" table:number-columns-repeated="2"/>
          <table:table-cell table:style-name="ce162"/>
          <table:table-cell table:style-name="ce165" table:number-columns-repeated="2"/>
          <table:table-cell table:style-name="ce171"/>
          <table:table-cell table:style-name="ce133" table:number-columns-repeated="247"/>
        </table:table-row>
        <table:table-row table:style-name="ro1" table:number-rows-repeated="3">
          <table:table-cell table:style-name="ce133" table:number-columns-repeated="8"/>
          <table:table-cell/>
          <table:table-cell table:style-name="ce133" table:number-columns-repeated="247"/>
        </table:table-row>
        <table:table-row table:style-name="ro1" table:number-rows-repeated="10">
          <table:table-cell table:style-name="ce133" table:number-columns-repeated="256"/>
        </table:table-row>
        <table:table-row table:style-name="ro1" table:number-rows-repeated="654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_ECMS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8" table:number-columns-repeated="1016" table:default-cell-style-name="Default"/>
        <table:table-row table:style-name="ro1">
          <table:table-cell table:style-name="ce184"/>
          <table:table-cell table:style-name="ce188" office:value-type="string">
            <text:p>TEST CASES</text:p>
          </table:table-cell>
          <table:table-cell table:style-name="ce188"/>
          <table:table-cell table:style-name="ce201" table:number-columns-repeated="2"/>
          <table:table-cell table:style-name="ce184" table:number-columns-repeated="2"/>
          <table:table-cell table:style-name="ce201" table:number-columns-repeated="2"/>
          <table:table-cell table:style-name="ce208" table:number-columns-repeated="220"/>
          <table:table-cell table:number-columns-repeated="795"/>
        </table:table-row>
        <table:table-row table:style-name="ro1">
          <table:table-cell table:style-name="ce184"/>
          <table:table-cell table:style-name="ce201" table:number-columns-repeated="4"/>
          <table:table-cell table:style-name="ce184" table:number-columns-repeated="2"/>
          <table:table-cell table:style-name="ce201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14];[.$K2])" office:value-type="float" office:value="23">
            <text:p>23</text:p>
          </table:table-cell>
          <table:table-cell table:style-name="ce173" table:formula="of:=COUNTIF([.M$7:.M$1014];[.$K2])" office:value-type="float" office:value="23">
            <text:p>23</text:p>
          </table:table-cell>
          <table:table-cell table:style-name="ce173" table:formula="of:=COUNTIF([.N$7:.N$1014];[.$K2])" office:value-type="float" office:value="0">
            <text:p>0</text:p>
          </table:table-cell>
          <table:table-cell table:style-name="ce173" table:formula="of:=COUNTIF([.O$7:.O$1014];[.$K2])" office:value-type="float" office:value="0">
            <text:p>0</text:p>
          </table:table-cell>
          <table:table-cell table:style-name="ce208" table:number-columns-repeated="214"/>
          <table:table-cell table:number-columns-repeated="795"/>
        </table:table-row>
        <table:table-row table:style-name="ro1">
          <table:table-cell table:style-name="ce184"/>
          <table:table-cell table:style-name="ce142" office:value-type="string">
            <text:p>Functions List<text:span text:style-name="T5">:</text:span></text:p>
          </table:table-cell>
          <table:table-cell table:style-name="ce146" table:number-columns-spanned="3" table:number-rows-spanned="1"/>
          <table:covered-table-cell table:style-name="ce153"/>
          <table:covered-table-cell table:style-name="ce147"/>
          <table:table-cell table:style-name="ce184" table:number-columns-repeated="2"/>
          <table:table-cell table:style-name="ce205"/>
          <table:table-cell table:style-name="ce206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4];[.$K3])" office:value-type="float" office:value="2">
            <text:p>2</text:p>
          </table:table-cell>
          <table:table-cell table:style-name="ce173" table:formula="of:=COUNTIF([.M$7:.M$1014];[.$K3])" office:value-type="float" office:value="2">
            <text:p>2</text:p>
          </table:table-cell>
          <table:table-cell table:style-name="ce173" table:formula="of:=COUNTIF([.N$7:.N$1014];[.$K3])" office:value-type="float" office:value="0">
            <text:p>0</text:p>
          </table:table-cell>
          <table:table-cell table:style-name="ce173" table:formula="of:=COUNTIF([.O$7:.O$1014];[.$K3])" office:value-type="float" office:value="0">
            <text:p>0</text:p>
          </table:table-cell>
          <table:table-cell table:style-name="ce208" table:number-columns-repeated="214"/>
          <table:table-cell table:number-columns-repeated="795"/>
        </table:table-row>
        <table:table-row table:style-name="ro1">
          <table:table-cell table:style-name="ce184"/>
          <table:table-cell table:style-name="ce142" office:value-type="string">
            <text:p>Total Main Cases:</text:p>
          </table:table-cell>
          <table:table-cell table:style-name="ce147" table:formula="of:=MAX([.A7:.A1000])" office:value-type="float" office:value="6" table:number-columns-spanned="3" table:number-rows-spanned="1">
            <text:p>6</text:p>
          </table:table-cell>
          <table:covered-table-cell table:style-name="ce184"/>
          <table:covered-table-cell table:style-name="ce184"/>
          <table:table-cell table:style-name="ce184" table:number-columns-repeated="2"/>
          <table:table-cell table:style-name="ce205"/>
          <table:table-cell table:style-name="ce207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4];[.$K4])" office:value-type="float" office:value="0">
            <text:p>0</text:p>
          </table:table-cell>
          <table:table-cell table:style-name="ce173" table:formula="of:=COUNTIF([.M$7:.M$1014];[.$K4])" office:value-type="float" office:value="0">
            <text:p>0</text:p>
          </table:table-cell>
          <table:table-cell table:style-name="ce173" table:formula="of:=COUNTIF([.N$7:.N$1014];[.$K4])" office:value-type="float" office:value="0">
            <text:p>0</text:p>
          </table:table-cell>
          <table:table-cell table:style-name="ce173" table:formula="of:=COUNTIF([.O$7:.O$1014];[.$K4])" office:value-type="float" office:value="0">
            <text:p>0</text:p>
          </table:table-cell>
          <table:table-cell table:style-name="ce208" table:number-columns-repeated="214"/>
          <table:table-cell table:number-columns-repeated="795"/>
        </table:table-row>
        <table:table-row table:style-name="ro1">
          <table:table-cell table:style-name="ce185"/>
          <table:table-cell table:style-name="ce143"/>
          <table:table-cell table:style-name="ce185" table:number-columns-repeated="7"/>
          <table:table-cell table:style-name="ce174"/>
          <table:table-cell table:style-name="ce174" office:value-type="string">
            <text:p>Untested</text:p>
          </table:table-cell>
          <table:table-cell table:style-name="ce173" table:formula="of:=COUNTIF([.L$7:.L$1014];[.$K5])" office:value-type="float" office:value="0">
            <text:p>0</text:p>
          </table:table-cell>
          <table:table-cell table:style-name="ce173" table:formula="of:=COUNTIF([.M$7:.M$1014];[.$K5])" office:value-type="float" office:value="0">
            <text:p>0</text:p>
          </table:table-cell>
          <table:table-cell table:style-name="ce173" table:formula="of:=COUNTIF([.N$7:.N$1014];[.$K5])" office:value-type="float" office:value="0">
            <text:p>0</text:p>
          </table:table-cell>
          <table:table-cell table:style-name="ce173" table:formula="of:=COUNTIF([.O$7:.O$1014];[.$K5])" office:value-type="float" office:value="0">
            <text:p>0</text:p>
          </table:table-cell>
          <table:table-cell table:style-name="ce185" table:number-columns-repeated="232"/>
          <table:table-cell table:number-columns-repeated="777"/>
        </table:table-row>
        <table:table-row table:style-name="ro10">
          <table:table-cell table:style-name="ce186" office:value-type="string">
            <text:p>Case No</text:p>
          </table:table-cell>
          <table:table-cell table:style-name="ce202" office:value-type="string">
            <text:p>Related function</text:p>
          </table:table-cell>
          <table:table-cell table:style-name="ce202" office:value-type="string">
            <text:p>Case ID</text:p>
          </table:table-cell>
          <table:table-cell table:style-name="ce202" office:value-type="string">
            <text:p>Path</text:p>
          </table:table-cell>
          <table:table-cell table:style-name="ce186" office:value-type="string">
            <text:p>Case Description</text:p>
          </table:table-cell>
          <table:table-cell table:style-name="ce202" office:value-type="string">
            <text:p>Step Description</text:p>
          </table:table-cell>
          <table:table-cell table:style-name="ce202" office:value-type="string">
            <text:p>Steps to produce</text:p>
          </table:table-cell>
          <table:table-cell table:style-name="ce202" office:value-type="string">
            <text:p>Expected Output</text:p>
          </table:table-cell>
          <table:table-cell table:style-name="ce202" office:value-type="string">
            <text:p>Priority</text:p>
          </table:table-cell>
          <table:table-cell table:style-name="ce202" office:value-type="string">
            <text:p>Affect</text:p>
          </table:table-cell>
          <table:table-cell table:style-name="ce202" office:value-type="string">
            <text:p>Tester</text:p>
          </table:table-cell>
          <table:table-cell table:style-name="ce202" office:value-type="string">
            <text:p>IE7</text:p>
          </table:table-cell>
          <table:table-cell table:style-name="ce202" office:value-type="string">
            <text:p>FireFox3.5</text:p>
          </table:table-cell>
          <table:table-cell table:style-name="ce202" office:value-type="string">
            <text:p>Comment/Bug</text:p>
          </table:table-cell>
          <table:table-cell table:style-name="ce202" table:number-columns-repeated="5"/>
          <table:table-cell table:style-name="ce210" table:number-columns-repeated="211"/>
          <table:table-cell table:style-name="ce211" table:number-columns-repeated="794"/>
        </table:table-row>
        <table:table-row table:style-name="ro24">
          <table:table-cell table:style-name="ce136" office:value-type="float" office:value="1">
            <text:p>001</text:p>
          </table:table-cell>
          <table:table-cell table:style-name="ce43" office:value-type="string">
            <text:p>FNC_PLF_INT_SOC_ECMS_01</text:p>
          </table:table-cell>
          <table:table-cell table:style-name="ce148" office:value-type="float" office:value="1">
            <text:p>001</text:p>
          </table:table-cell>
          <table:table-cell table:style-name="ce137" office:value-type="string">
            <text:p>Integration/SOC-DMS/Activity/Add file</text:p>
          </table:table-cell>
          <table:table-cell table:style-name="ce50" office:value-type="string">
            <text:p>Add uploaded file from back office for activity</text:p>
          </table:table-cell>
          <table:table-cell table:style-name="ce187" office:value-type="string">
            <text:p>Step 1: Upload 1 file on back office</text:p>
          </table:table-cell>
          <table:table-cell table:style-name="ce187" office:value-type="string">
            <text:p>- Go to content Explorer</text:p>
            <text:p>- Select Public drive</text:p>
            <text:p>- Upload a file</text:p>
          </table:table-cell>
          <table:table-cell table:style-name="ce187" office:value-type="string">
            <text:p>File is upload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5" office:value-type="string">
            <text:p>FNC_PLF_INT_SOC_ECMS_01</text:p>
          </table:table-cell>
          <table:table-cell table:style-name="ce149" office:value-type="float" office:value="1">
            <text:p>001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uploaded file from back office for activity</text:p>
          </table:table-cell>
          <table:table-cell table:style-name="ce187" office:value-type="string">
            <text:p>Step 2: Open form to select file</text:p>
          </table:table-cell>
          <table:table-cell table:style-name="ce187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7" office:value-type="string">
            <text:p>Select file form appears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uploaded file from back office for activity</text:p>
          </table:table-cell>
          <table:table-cell table:style-name="ce187" office:value-type="string">
            <text:p>Step 3: Add file for activity</text:p>
          </table:table-cell>
          <table:table-cell table:style-name="ce187"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table:style-name="ce187" office:value-type="string">
            <text:p>Select file form is closed. File is ready for added on activity</text:p>
            <text:p/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10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uploaded file from back office for activity</text:p>
          </table:table-cell>
          <table:table-cell table:style-name="ce187" office:value-type="string">
            <text:p>Step 4: Public file on activity stream</text:p>
          </table:table-cell>
          <table:table-cell table:style-name="ce187" office:value-type="string">
            <text:p>- Click on <text:span text:style-name="T6">Share</text:span> button</text:p>
          </table:table-cell>
          <table:table-cell table:style-name="ce187" office:value-type="string">
            <text:p>File is added on activity stream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3" office:value-type="string">
            <text:p>Integration/SOC-DMS/Activity/Add file</text:p>
          </table:table-cell>
          <table:table-cell table:style-name="ce50" office:value-type="string">
            <text:p>Add document from back office for activity</text:p>
          </table:table-cell>
          <table:table-cell table:style-name="ce187" office:value-type="string">
            <text:p>Step 1: Add a document on back office</text:p>
          </table:table-cell>
          <table:table-cell table:style-name="ce187" office:value-type="string">
            <text:p>- Go to content Explorer</text:p>
            <text:p>- Select Public drive</text:p>
            <text:p>- Create a document</text:p>
          </table:table-cell>
          <table:table-cell table:style-name="ce187" office:value-type="string">
            <text:p>Document is created successfully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Bug on PLF-2040</text:p>
          </table:table-cell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document from back office for activity</text:p>
          </table:table-cell>
          <table:table-cell table:style-name="ce187" office:value-type="string">
            <text:p>Step 2: Open form to select file</text:p>
          </table:table-cell>
          <table:table-cell table:style-name="ce187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7" office:value-type="string">
            <text:p>Select file form appears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187" office:value-type="string">
            <text:p>Passed</text:p>
          </table:table-cell>
          <table:table-cell table:style-name="ce187" table:number-columns-repeated="1011"/>
        </table:table-row>
        <table:table-row table:style-name="ro26">
          <table:table-cell table:style-name="ce13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5" office:value-type="string">
            <text:p>FNC_PLF_INT_SOC_ECMS_01</text:p>
          </table:table-cell>
          <table:table-cell table:style-name="ce148" office:value-type="float" office:value="2">
            <text:p>002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document from back office for activity</text:p>
          </table:table-cell>
          <table:table-cell table:style-name="ce187" office:value-type="string">
            <text:p>Step 3: Add file for activity</text:p>
          </table:table-cell>
          <table:table-cell table:style-name="ce187"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table:style-name="ce187" office:value-type="string">
            <text:p>Select file form is closed. Document is ready for added on activity</text:p>
            <text:p/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Failed</text:p>
          </table:table-cell>
          <table:table-cell table:style-name="ce209" office:value-type="string">
            <text:p>Failed</text:p>
          </table:table-cell>
          <table:table-cell table:style-name="ce187" office:value-type="string">
            <text:p>TESTTN-805</text:p>
          </table:table-cell>
          <table:table-cell table:style-name="ce187" table:number-columns-repeated="1010"/>
        </table:table-row>
        <table:table-row table:style-name="ro10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5" office:value-type="string">
            <text:p>FNC_PLF_INT_SOC_ECMS_01</text:p>
          </table:table-cell>
          <table:table-cell table:style-name="ce149" office:value-type="float" office:value="2">
            <text:p>002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document from back office for activity</text:p>
          </table:table-cell>
          <table:table-cell table:style-name="ce187" office:value-type="string">
            <text:p>Step 4: Public file on activity stream</text:p>
          </table:table-cell>
          <table:table-cell table:style-name="ce187" office:value-type="string">
            <text:p>- Click on <text:span text:style-name="T6">Share</text:span> button</text:p>
          </table:table-cell>
          <table:table-cell table:style-name="ce187" office:value-type="string">
            <text:p>File is added on activity stream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Failed</text:p>
          </table:table-cell>
          <table:table-cell table:style-name="ce209" office:value-type="string">
            <text:p>Failed</text:p>
          </table:table-cell>
          <table:table-cell table:style-name="ce187" office:value-type="string">
            <text:p>TESTTN-805</text:p>
          </table:table-cell>
          <table:table-cell table:style-name="ce187" table:number-columns-repeated="1010"/>
        </table:table-row>
        <table:table-row table:style-name="ro24">
          <table:table-cell table:style-name="ce136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03" office:value-type="string">
            <text:p>Integration/SOC-DMS/Activity/Add file</text:p>
          </table:table-cell>
          <table:table-cell table:style-name="ce50" office:value-type="string">
            <text:p>Upload a file while adding activity</text:p>
          </table:table-cell>
          <table:table-cell table:style-name="ce187" office:value-type="string">
            <text:p>Step 1: Open form to select file</text:p>
          </table:table-cell>
          <table:table-cell table:style-name="ce187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7" office:value-type="string">
            <text:p>Select file form appears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Upload a file while adding activity</text:p>
          </table:table-cell>
          <table:table-cell table:style-name="ce187" office:value-type="string">
            <text:p>Step 2: Upload file</text:p>
          </table:table-cell>
          <table:table-cell table:style-name="ce187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187" office:value-type="string">
            <text:p>File is upload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Upload a file while adding activity</text:p>
          </table:table-cell>
          <table:table-cell table:style-name="ce187" office:value-type="string">
            <text:p>Step 3: Add file for activity</text:p>
          </table:table-cell>
          <table:table-cell table:style-name="ce187"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table:style-name="ce187" office:value-type="string">
            <text:p>File is added on activity stream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3" office:value-type="string">
            <text:p>Integration/SOC-DMS/Activity/Add file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187" office:value-type="string">
            <text:p>Step 1: Open form to select file</text:p>
          </table:table-cell>
          <table:table-cell table:style-name="ce187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7" office:value-type="string">
            <text:p>Select file form appears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Check the displaying of uploaded file while adding activity in back office</text:p>
          </table:table-cell>
          <table:table-cell table:style-name="ce187" office:value-type="string">
            <text:p>Step 2: Upload file</text:p>
          </table:table-cell>
          <table:table-cell table:style-name="ce187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187" office:value-type="string">
            <text:p>File is upload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Check the displaying of uploaded file while adding activity in back office</text:p>
          </table:table-cell>
          <table:table-cell table:style-name="ce187" office:value-type="string">
            <text:p>Step 3: Check the displaying of uploaded file in back office</text:p>
          </table:table-cell>
          <table:table-cell table:style-name="ce187" office:value-type="string">
            <text:p>- Go to Content Explorer</text:p>
            <text:p>- Select drive choose to uploaded file at step 2 </text:p>
          </table:table-cell>
          <table:table-cell table:style-name="ce187" office:value-type="string">
            <text:p>Uploaded file is shown.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Check the displaying of uploaded file while adding activity in back office</text:p>
          </table:table-cell>
          <table:table-cell table:style-name="ce187" office:value-type="string">
            <text:p>Step 4: Delete uploaded file</text:p>
          </table:table-cell>
          <table:table-cell table:style-name="ce187" office:value-type="string">
            <text:p>- Right click on uploaded file and select <text:span text:style-name="T6">Delete</text:span></text:p>
          </table:table-cell>
          <table:table-cell table:style-name="ce187" office:value-type="string">
            <text:p>File is dele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6">
          <table:table-cell table:style-name="ce13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Check the displaying of uploaded file while adding activity in back office</text:p>
          </table:table-cell>
          <table:table-cell table:style-name="ce187" office:value-type="string">
            <text:p>Step 5: Check the displaying of uploaded file in form to select file while adding activity</text:p>
          </table:table-cell>
          <table:table-cell table:style-name="ce187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187" office:value-type="string">
            <text:p>Uploaded file is not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203" office:value-type="string">
            <text:p>Integration/SOC-DMS/Activity/Add file</text:p>
          </table:table-cell>
          <table:table-cell table:style-name="ce50" office:value-type="string">
            <text:p>Add a new folder while adding activity</text:p>
          </table:table-cell>
          <table:table-cell table:style-name="ce187" office:value-type="string">
            <text:p>Step 1: Open form to select file</text:p>
          </table:table-cell>
          <table:table-cell table:style-name="ce187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7" office:value-type="string">
            <text:p>Select file form appears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6">
          <table:table-cell table:style-name="ce13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a new folder while adding activity</text:p>
          </table:table-cell>
          <table:table-cell table:style-name="ce187" office:value-type="string">
            <text:p>Step 2: Add new folder</text:p>
          </table:table-cell>
          <table:table-cell table:style-name="ce187" office:value-type="string">
            <text:p>- Choose 1 drive</text:p>
            <text:p>- Click on Add folder icon</text:p>
            <text:p>- Put folder's name</text:p>
            <text:p>- Click OK</text:p>
          </table:table-cell>
          <table:table-cell table:style-name="ce187" office:value-type="string">
            <text:p>New Folder is crea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10">
          <table:table-cell table:style-name="ce13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a new folder while adding activity</text:p>
          </table:table-cell>
          <table:table-cell table:style-name="ce187" office:value-type="string">
            <text:p>Step 3: Check the displaying of new folder in back office</text:p>
          </table:table-cell>
          <table:table-cell table:style-name="ce187" office:value-type="string">
            <text:p>- Go to Content Explorer</text:p>
            <text:p>- Select drive choose to at step 2 </text:p>
          </table:table-cell>
          <table:table-cell table:style-name="ce187" office:value-type="string">
            <text:p>Folder is shown.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10">
          <table:table-cell table:style-name="ce13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a new folder while adding activity</text:p>
          </table:table-cell>
          <table:table-cell table:style-name="ce187" office:value-type="string">
            <text:p>Step 4: Delete folder</text:p>
          </table:table-cell>
          <table:table-cell table:style-name="ce187" office:value-type="string">
            <text:p>- Right click on folder and select <text:span text:style-name="T6">Delete</text:span></text:p>
          </table:table-cell>
          <table:table-cell table:style-name="ce187" office:value-type="string">
            <text:p>Folder is dele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6">
          <table:table-cell table:style-name="ce13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5" office:value-type="string">
            <text:p>FNC_PLF_INT_SOC_ECMS_01</text:p>
          </table:table-cell>
          <table:table-cell table:style-name="ce14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203" office:value-type="string">
            <text:p>Integration/SOC-DMS/Activity/Add file</text:p>
          </table:table-cell>
          <table:table-cell table:style-name="ce204" office:value-type="string">
            <text:p>Add a new folder while adding activity</text:p>
          </table:table-cell>
          <table:table-cell table:style-name="ce187" office:value-type="string">
            <text:p>Step 5: Check the displaying of folder in form to select file while adding activity</text:p>
          </table:table-cell>
          <table:table-cell table:style-name="ce187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187" office:value-type="string">
            <text:p>Folder is not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2">
          <table:table-cell table:style-name="ce136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3" office:value-type="string">
            <text:p>FNC_PLF_INT_SOC_ECMS_02</text:p>
          </table:table-cell>
          <table:table-cell table:style-name="ce149" office:value-type="float" office:value="1">
            <text:p>001</text:p>
          </table:table-cell>
          <table:table-cell table:style-name="ce139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87" office:value-type="string">
            <text:p>Step 1: Create new space</text:p>
          </table:table-cell>
          <table:table-cell table:style-name="ce187" office:value-type="string">
            <text:p>- Go to intranet site</text:p>
            <text:p>- Click on <text:span text:style-name="T6">Find </text:span><text:span text:style-name="T6">Space</text:span> link</text:p>
            <text:p>- Click on <text:span text:style-name="T6">Add </text:span><text:span text:style-name="T6">new space</text:span> button</text:p>
            <text:p>- Put name's space</text:p>
            <text:p>- Click <text:span text:style-name="T6">Create</text:span> button</text:p>
          </table:table-cell>
          <table:table-cell table:style-name="ce187" office:value-type="string">
            <text:p>New space is creat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5" office:value-type="string">
            <text:p>FNC_PLF_INT_SOC_ECMS_02</text:p>
          </table:table-cell>
          <table:table-cell table:style-name="ce14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203" office:value-type="string">
            <text:p>Integration/SOC-DMS/Drive</text:p>
          </table:table-cell>
          <table:table-cell table:style-name="ce204" office:value-type="string">
            <text:p>Check the displaying of drive after creating/deleting new space</text:p>
          </table:table-cell>
          <table:table-cell table:style-name="ce187" office:value-type="string">
            <text:p>Step 2: Check the displaying of new drive space</text:p>
          </table:table-cell>
          <table:table-cell table:style-name="ce187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187" office:value-type="string">
            <text:p>New drive corresponding with new space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6">
          <table:table-cell table:style-name="ce13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5" office:value-type="string">
            <text:p>FNC_PLF_INT_SOC_ECMS_02</text:p>
          </table:table-cell>
          <table:table-cell table:style-name="ce14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03" office:value-type="string">
            <text:p>Integration/SOC-DMS/Drive</text:p>
          </table:table-cell>
          <table:table-cell table:style-name="ce204" office:value-type="string">
            <text:p>Check the displaying of drive after creating/deleting new space</text:p>
          </table:table-cell>
          <table:table-cell table:style-name="ce187" office:value-type="string">
            <text:p>Step 3: Delete new space</text:p>
          </table:table-cell>
          <table:table-cell table:style-name="ce187" office:value-type="string">
            <text:p>- Go to intranet site</text:p>
            <text:p>- Click on <text:span text:style-name="T6">Find </text:span><text:span text:style-name="T6">Space</text:span> link</text:p>
            <text:p>- Click on <text:span text:style-name="T6">Delete</text:span> icon of space at step 1</text:p>
          </table:table-cell>
          <table:table-cell table:style-name="ce187" office:value-type="string">
            <text:p>Space is dele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4">
          <table:table-cell table:style-name="ce13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5" office:value-type="string">
            <text:p>FNC_PLF_INT_SOC_ECMS_02</text:p>
          </table:table-cell>
          <table:table-cell table:style-name="ce14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03" office:value-type="string">
            <text:p>Integration/SOC-DMS/Drive</text:p>
          </table:table-cell>
          <table:table-cell table:style-name="ce204" office:value-type="string">
            <text:p>Check the displaying of drive after creating/deleting new space</text:p>
          </table:table-cell>
          <table:table-cell table:style-name="ce187" office:value-type="string">
            <text:p>Step 4: Check the displaying of new drive space</text:p>
          </table:table-cell>
          <table:table-cell table:style-name="ce187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187" office:value-type="string">
            <text:p>New drive corresponding with deleted space is not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1011"/>
        </table:table-row>
        <table:table-row table:style-name="ro28" table:number-rows-repeated="19">
          <table:table-cell table:style-name="ce187" table:number-columns-repeated="1024"/>
        </table:table-row>
        <table:table-row table:style-name="ro20" table:number-rows-repeated="11">
          <table:table-cell table:style-name="ce184" table:number-columns-repeated="1024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4" table:default-cell-style-name="Default"/>
        <table:table-row table:style-name="ro1">
          <table:table-cell table:style-name="ce184"/>
          <table:table-cell table:style-name="ce188" office:value-type="string">
            <text:p>TEST CASES</text:p>
          </table:table-cell>
          <table:table-cell table:style-name="ce188"/>
          <table:table-cell table:style-name="ce201" table:number-columns-repeated="2"/>
          <table:table-cell table:style-name="ce184" table:number-columns-repeated="2"/>
          <table:table-cell table:style-name="ce201" table:number-columns-repeated="2"/>
          <table:table-cell table:style-name="ce208" table:number-columns-repeated="220"/>
          <table:table-cell table:number-columns-repeated="795"/>
        </table:table-row>
        <table:table-row table:style-name="ro1">
          <table:table-cell table:style-name="ce184"/>
          <table:table-cell table:style-name="ce201" table:number-columns-repeated="4"/>
          <table:table-cell table:style-name="ce184" table:number-columns-repeated="2"/>
          <table:table-cell table:style-name="ce201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27];[.$K2])" office:value-type="float" office:value="48">
            <text:p>48</text:p>
          </table:table-cell>
          <table:table-cell table:style-name="ce173" table:formula="of:=COUNTIF([.M$7:.M$1027];[.$K2])" office:value-type="float" office:value="49">
            <text:p>49</text:p>
          </table:table-cell>
          <table:table-cell table:style-name="ce173" table:formula="of:=COUNTIF([.N$7:.N$1027];[.$K2])" office:value-type="float" office:value="0">
            <text:p>0</text:p>
          </table:table-cell>
          <table:table-cell table:style-name="ce173" table:formula="of:=COUNTIF([.O$7:.O$1027];[.$K2])" office:value-type="float" office:value="0">
            <text:p>0</text:p>
          </table:table-cell>
          <table:table-cell table:style-name="ce208" table:number-columns-repeated="214"/>
          <table:table-cell table:number-columns-repeated="795"/>
        </table:table-row>
        <table:table-row table:style-name="ro1">
          <table:table-cell table:style-name="ce184"/>
          <table:table-cell table:style-name="ce142" office:value-type="string">
            <text:p>Functions List<text:span text:style-name="T5">:</text:span></text:p>
          </table:table-cell>
          <table:table-cell table:style-name="ce146" table:number-columns-spanned="3" table:number-rows-spanned="1"/>
          <table:covered-table-cell table:style-name="ce153"/>
          <table:covered-table-cell table:style-name="ce147"/>
          <table:table-cell table:style-name="ce184" table:number-columns-repeated="2"/>
          <table:table-cell table:style-name="ce205"/>
          <table:table-cell table:style-name="ce206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27];[.$K3])" office:value-type="float" office:value="5">
            <text:p>5</text:p>
          </table:table-cell>
          <table:table-cell table:style-name="ce173" table:formula="of:=COUNTIF([.M$7:.M$1027];[.$K3])" office:value-type="float" office:value="4">
            <text:p>4</text:p>
          </table:table-cell>
          <table:table-cell table:style-name="ce173" table:formula="of:=COUNTIF([.N$7:.N$1027];[.$K3])" office:value-type="float" office:value="0">
            <text:p>0</text:p>
          </table:table-cell>
          <table:table-cell table:style-name="ce173" table:formula="of:=COUNTIF([.O$7:.O$1027];[.$K3])" office:value-type="float" office:value="0">
            <text:p>0</text:p>
          </table:table-cell>
          <table:table-cell table:style-name="ce208" table:number-columns-repeated="214"/>
          <table:table-cell table:number-columns-repeated="795"/>
        </table:table-row>
        <table:table-row table:style-name="ro1">
          <table:table-cell table:style-name="ce184"/>
          <table:table-cell table:style-name="ce142" office:value-type="string">
            <text:p>Total Main Cases:</text:p>
          </table:table-cell>
          <table:table-cell table:style-name="ce147" table:formula="of:=MAX([.A7:.A1013])" office:value-type="float" office:value="26" table:number-columns-spanned="3" table:number-rows-spanned="1">
            <text:p>26</text:p>
          </table:table-cell>
          <table:covered-table-cell table:style-name="ce184"/>
          <table:covered-table-cell table:style-name="ce184"/>
          <table:table-cell table:style-name="ce184" table:number-columns-repeated="2"/>
          <table:table-cell table:style-name="ce205"/>
          <table:table-cell table:style-name="ce207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27];[.$K4])" office:value-type="float" office:value="0">
            <text:p>0</text:p>
          </table:table-cell>
          <table:table-cell table:style-name="ce173" table:formula="of:=COUNTIF([.M$7:.M$1027];[.$K4])" office:value-type="float" office:value="0">
            <text:p>0</text:p>
          </table:table-cell>
          <table:table-cell table:style-name="ce173" table:formula="of:=COUNTIF([.N$7:.N$1027];[.$K4])" office:value-type="float" office:value="0">
            <text:p>0</text:p>
          </table:table-cell>
          <table:table-cell table:style-name="ce173" table:formula="of:=COUNTIF([.O$7:.O$1027];[.$K4])" office:value-type="float" office:value="0">
            <text:p>0</text:p>
          </table:table-cell>
          <table:table-cell table:style-name="ce208" table:number-columns-repeated="214"/>
          <table:table-cell table:number-columns-repeated="795"/>
        </table:table-row>
        <table:table-row table:style-name="ro1">
          <table:table-cell table:style-name="ce185"/>
          <table:table-cell table:style-name="ce143"/>
          <table:table-cell table:style-name="ce185" table:number-columns-repeated="7"/>
          <table:table-cell table:style-name="ce174"/>
          <table:table-cell table:style-name="ce174" office:value-type="string">
            <text:p>Untested</text:p>
          </table:table-cell>
          <table:table-cell table:style-name="ce173" table:formula="of:=COUNTIF([.L$7:.L$1027];[.$K5])" office:value-type="float" office:value="0">
            <text:p>0</text:p>
          </table:table-cell>
          <table:table-cell table:style-name="ce173" table:formula="of:=COUNTIF([.M$7:.M$1027];[.$K5])" office:value-type="float" office:value="0">
            <text:p>0</text:p>
          </table:table-cell>
          <table:table-cell table:style-name="ce173" table:formula="of:=COUNTIF([.N$7:.N$1027];[.$K5])" office:value-type="float" office:value="0">
            <text:p>0</text:p>
          </table:table-cell>
          <table:table-cell table:style-name="ce173" table:formula="of:=COUNTIF([.O$7:.O$1027];[.$K5])" office:value-type="float" office:value="0">
            <text:p>0</text:p>
          </table:table-cell>
          <table:table-cell table:style-name="ce185" table:number-columns-repeated="232"/>
          <table:table-cell table:number-columns-repeated="777"/>
        </table:table-row>
        <table:table-row table:style-name="ro10">
          <table:table-cell table:style-name="ce186" office:value-type="string">
            <text:p>Case No</text:p>
          </table:table-cell>
          <table:table-cell table:style-name="ce202" office:value-type="string">
            <text:p>Related function</text:p>
          </table:table-cell>
          <table:table-cell table:style-name="ce202" office:value-type="string">
            <text:p>Case ID</text:p>
          </table:table-cell>
          <table:table-cell table:style-name="ce202" office:value-type="string">
            <text:p>Path</text:p>
          </table:table-cell>
          <table:table-cell table:style-name="ce186" office:value-type="string">
            <text:p>Case Description</text:p>
          </table:table-cell>
          <table:table-cell table:style-name="ce202" office:value-type="string">
            <text:p>Step Description</text:p>
          </table:table-cell>
          <table:table-cell table:style-name="ce202" office:value-type="string">
            <text:p>Steps to produce</text:p>
          </table:table-cell>
          <table:table-cell table:style-name="ce202" office:value-type="string">
            <text:p>Expected Output</text:p>
          </table:table-cell>
          <table:table-cell table:style-name="ce202" office:value-type="string">
            <text:p>Priority</text:p>
          </table:table-cell>
          <table:table-cell table:style-name="ce202" office:value-type="string">
            <text:p>Affect</text:p>
          </table:table-cell>
          <table:table-cell table:style-name="ce202" office:value-type="string">
            <text:p>Tester</text:p>
          </table:table-cell>
          <table:table-cell table:style-name="ce202" office:value-type="string">
            <text:p>IE7</text:p>
          </table:table-cell>
          <table:table-cell table:style-name="ce202" office:value-type="string">
            <text:p>FireFox3.5</text:p>
          </table:table-cell>
          <table:table-cell table:style-name="ce202" office:value-type="string">
            <text:p>Comment/Bug</text:p>
          </table:table-cell>
          <table:table-cell table:style-name="ce202" table:number-columns-repeated="5"/>
          <table:table-cell table:style-name="ce210" table:number-columns-repeated="211"/>
          <table:table-cell table:style-name="ce211" table:number-columns-repeated="794"/>
        </table:table-row>
        <table:table-row table:style-name="ro29">
          <table:table-cell table:style-name="ce212" office:value-type="float" office:value="1">
            <text:p>001</text:p>
          </table:table-cell>
          <table:table-cell table:style-name="ce43" office:value-type="string">
            <text:p>FNC_PLF_INT_GADGET_01</text:p>
          </table:table-cell>
          <table:table-cell table:style-name="ce213" office:value-type="float" office:value="1">
            <text:p>001</text:p>
          </table:table-cell>
          <table:table-cell table:style-name="ce150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187" office:value-type="string">
            <text:p>Step 1: Update avatar</text:p>
          </table:table-cell>
          <table:table-cell table:style-name="ce187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Change </text:span><text:span text:style-name="T6">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187" office:value-type="string">
            <text:p>New avatar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5" office:value-type="string">
            <text:p>FNC_PLF_INT_GADGET_01</text:p>
          </table:table-cell>
          <table:table-cell table:style-name="ce21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5" office:value-type="string">
            <text:p>Integration/Gadgets/My Profile</text:p>
          </table:table-cell>
          <table:table-cell table:style-name="ce204" office:value-type="string">
            <text:p>Check the displaying of information in My Profile gadget after updating avatar</text:p>
          </table:table-cell>
          <table:table-cell table:style-name="ce187" office:value-type="string">
            <text:p>Step 2: Check the displaying of new avatar in My Profile gadget</text:p>
          </table:table-cell>
          <table:table-cell table:style-name="ce187" office:value-type="string">
            <text:p>- Back to intranet site</text:p>
          </table:table-cell>
          <table:table-cell table:style-name="ce187" office:value-type="string">
            <text:p>New avatar is added in My Profile gadge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7">
          <table:table-cell table:style-name="ce212" table:formula="of:=IF(MID([.F9];6;1)&gt;MID([.F8];6;1);&quot;&quot;;MAX([.A$7:.A8])+1)" office:value-type="float" office:value="2">
            <text:p>002</text:p>
          </table:table-cell>
          <table:table-cell table:style-name="ce145" office:value-type="string">
            <text:p>FNC_PLF_INT_GADGET_01</text:p>
          </table:table-cell>
          <table:table-cell table:style-name="ce21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15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187" office:value-type="string">
            <text:p>Step 1: Update first name</text:p>
          </table:table-cell>
          <table:table-cell table:style-name="ce187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first name</text:span></text:p>
            <text:p><text:span text:style-name="T10">- Click on </text:span><text:span text:style-name="T6">Save </text:span></text:p>
          </table:table-cell>
          <table:table-cell table:style-name="ce187" office:value-type="string">
            <text:p>First name is upda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10];6;1)&gt;MID([.F9];6;1);&quot;&quot;;MAX([.A$7:.A9])+1)">
            <text:p/>
          </table:table-cell>
          <table:table-cell table:style-name="ce145" office:value-type="string">
            <text:p>FNC_PLF_INT_GADGET_01</text:p>
          </table:table-cell>
          <table:table-cell table:style-name="ce21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15" office:value-type="string">
            <text:p>Integration/Gadgets/My Profile</text:p>
          </table:table-cell>
          <table:table-cell table:style-name="ce204" office:value-type="string">
            <text:p>Check the displaying of information in My Profile gadget after updating first name</text:p>
          </table:table-cell>
          <table:table-cell table:style-name="ce187" office:value-type="string">
            <text:p>Step 2: Check the changing of first name in My Profile gadget</text:p>
          </table:table-cell>
          <table:table-cell table:style-name="ce187" office:value-type="string">
            <text:p>- Back to intranet site</text:p>
          </table:table-cell>
          <table:table-cell table:style-name="ce187" office:value-type="string">
            <text:p>First name is upda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7">
          <table:table-cell table:style-name="ce212" table:formula="of:=IF(MID([.F11];6;1)&gt;MID([.F10];6;1);&quot;&quot;;MAX([.A$7:.A10])+1)" office:value-type="float" office:value="3">
            <text:p>003</text:p>
          </table:table-cell>
          <table:table-cell table:style-name="ce145" office:value-type="string">
            <text:p>FNC_PLF_INT_GADGET_01</text:p>
          </table:table-cell>
          <table:table-cell table:style-name="ce214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15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187" office:value-type="string">
            <text:p>Step 1: Update lastname</text:p>
          </table:table-cell>
          <table:table-cell table:style-name="ce187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last name</text:span></text:p>
            <text:p><text:span text:style-name="T10">- Click on </text:span><text:span text:style-name="T6">Save </text:span></text:p>
          </table:table-cell>
          <table:table-cell table:style-name="ce187" office:value-type="string">
            <text:p>Last name is upda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12];6;1)&gt;MID([.F11];6;1);&quot;&quot;;MAX([.A$7:.A11])+1)">
            <text:p/>
          </table:table-cell>
          <table:table-cell table:style-name="ce145" office:value-type="string">
            <text:p>FNC_PLF_INT_GADGET_01</text:p>
          </table:table-cell>
          <table:table-cell table:style-name="ce21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15" office:value-type="string">
            <text:p>Integration/Gadgets/My Profile</text:p>
          </table:table-cell>
          <table:table-cell table:style-name="ce204" office:value-type="string">
            <text:p>Check the displaying of information in My Profile gadget after updating last name</text:p>
          </table:table-cell>
          <table:table-cell table:style-name="ce187" office:value-type="string">
            <text:p>Step 2: Check the changing of last name in My Profile gadget</text:p>
          </table:table-cell>
          <table:table-cell table:style-name="ce187" office:value-type="string">
            <text:p>- Back to intranet site</text:p>
          </table:table-cell>
          <table:table-cell table:style-name="ce187" office:value-type="string">
            <text:p>Last name is upda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13];6;1)&gt;MID([.F12];6;1);&quot;&quot;;MAX([.A$7:.A12])+1)" office:value-type="float" office:value="4">
            <text:p>004</text:p>
          </table:table-cell>
          <table:table-cell table:style-name="ce43" office:value-type="string">
            <text:p>FNC_PLF_INT_GADGET_02</text:p>
          </table:table-cell>
          <table:table-cell table:style-name="ce214" office:value-type="float" office:value="1">
            <text:p>001</text:p>
          </table:table-cell>
          <table:table-cell table:style-name="ce150" office:value-type="string">
            <text:p>Integration/Gadgets/My Invitations</text:p>
          </table:table-cell>
          <table:table-cell table:style-name="ce50" office:value-type="string">
            <text:p>Check the invitation to make friend</text:p>
          </table:table-cell>
          <table:table-cell table:style-name="ce187" office:value-type="string">
            <text:p>Step 1: Add friend request</text:p>
          </table:table-cell>
          <table:table-cell table:style-name="ce187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187" office:value-type="string">
            <text:p>Friend's request is sent. Connect link is changed to Cancel Request link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14];6;1)&gt;MID([.F13];6;1);&quot;&quot;;MAX([.A$7:.A13])+1)">
            <text:p/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15" office:value-type="string">
            <text:p>Integration/Gadgets/My Invitations</text:p>
          </table:table-cell>
          <table:table-cell table:style-name="ce204" office:value-type="string">
            <text:p>Check the invitation to make friend</text:p>
          </table:table-cell>
          <table:table-cell table:style-name="ce187" office:value-type="string">
            <text:p>Step 2: Check the invitation to make friend</text:p>
          </table:table-cell>
          <table:table-cell table:style-name="ce187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</table:table-cell>
          <table:table-cell table:style-name="ce187" office:value-type="string">
            <text:p>Name of user that sent request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15];6;1)&gt;MID([.F14];6;1);&quot;&quot;;MAX([.A$7:.A14])+1)">
            <text:p/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15" office:value-type="string">
            <text:p>Integration/Gadgets/My Invitations</text:p>
          </table:table-cell>
          <table:table-cell table:style-name="ce204" office:value-type="string">
            <text:p>Check the invitation to make friend</text:p>
          </table:table-cell>
          <table:table-cell table:style-name="ce187" office:value-type="string">
            <text:p>Step 3: Accept invitation</text:p>
          </table:table-cell>
          <table:table-cell table:style-name="ce187" office:value-type="string">
            <text:p>- Click on <text:s/>Find more link</text:p>
            <text:p>- Click on Confirm link to accept friend request of user at step 1</text:p>
          </table:table-cell>
          <table:table-cell table:style-name="ce187" office:value-type="string">
            <text:p>2 users are now frien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16];6;1)&gt;MID([.F15];6;1);&quot;&quot;;MAX([.A$7:.A15])+1)" office:value-type="float" office:value="5">
            <text:p>005</text:p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15" office:value-type="string">
            <text:p>Integration/Gadgets/My Invitations</text:p>
          </table:table-cell>
          <table:table-cell table:style-name="ce50" office:value-type="string">
            <text:p>Check the invitation when click on Find More link</text:p>
          </table:table-cell>
          <table:table-cell table:style-name="ce187" office:value-type="string">
            <text:p>Step 1: Add friend request</text:p>
          </table:table-cell>
          <table:table-cell table:style-name="ce187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187" office:value-type="string">
            <text:p>Friend's request is sent. Connect link is changed to Cancel Request link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7">
          <table:table-cell table:style-name="ce212" table:formula="of:=IF(MID([.F17];6;1)&gt;MID([.F16];6;1);&quot;&quot;;MAX([.A$7:.A16])+1)">
            <text:p/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15" office:value-type="string">
            <text:p>Integration/Gadgets/My Invitations</text:p>
          </table:table-cell>
          <table:table-cell table:style-name="ce204" office:value-type="string">
            <text:p>Check the invitation when click on Find More link</text:p>
          </table:table-cell>
          <table:table-cell table:style-name="ce187" office:value-type="string">
            <text:p>Step 2: Check invitation when click on Find more link</text:p>
          </table:table-cell>
          <table:table-cell table:style-name="ce187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  <text:p>- Click on <text:span text:style-name="T6">Find </text:span><text:span text:style-name="T6">more</text:span> link</text:p>
          </table:table-cell>
          <table:table-cell table:style-name="ce187" office:value-type="string">
            <text:p>Show all friend's request that user has.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7">
          <table:table-cell table:style-name="ce212" table:formula="of:=IF(MID([.F18];6;1)&gt;MID([.F17];6;1);&quot;&quot;;MAX([.A$7:.A17])+1)" office:value-type="float" office:value="6">
            <text:p>006</text:p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15" office:value-type="string">
            <text:p>Integration/Gadgets/My Invitations</text:p>
          </table:table-cell>
          <table:table-cell table:style-name="ce50" office:value-type="string">
            <text:p>Check the invitation to join space</text:p>
          </table:table-cell>
          <table:table-cell table:style-name="ce187" office:value-type="string">
            <text:p>Step 1: Create new space</text:p>
          </table:table-cell>
          <table:table-cell table:style-name="ce187" office:value-type="string">
            <text:p>- Login</text:p>
            <text:p>- Go to intranet site</text:p>
            <text:p>- Click on <text:span text:style-name="T6">Find </text:span><text:span text:style-name="T6">Spaces</text:span></text:p>
            <text:p>- Click on <text:span text:style-name="T6">Add </text:span><text:span text:style-name="T6">new space</text:span> button</text:p>
            <text:p>- Put Space name</text:p>
            <text:p>- <text:span text:style-name="T6">Save</text:span></text:p>
          </table:table-cell>
          <table:table-cell table:style-name="ce187" office:value-type="string">
            <text:p>New space is creat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19];6;1)&gt;MID([.F18];6;1);&quot;&quot;;MAX([.A$7:.A18])+1)">
            <text:p/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15" office:value-type="string">
            <text:p>Integration/Gadgets/My Invitations</text:p>
          </table:table-cell>
          <table:table-cell table:style-name="ce204" office:value-type="string">
            <text:p>Check the invitation to join space</text:p>
          </table:table-cell>
          <table:table-cell table:style-name="ce187" office:value-type="string">
            <text:p>Step 2: Add member for space</text:p>
          </table:table-cell>
          <table:table-cell table:style-name="ce187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187" office:value-type="string">
            <text:p>A request is sent to user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20];6;1)&gt;MID([.F19];6;1);&quot;&quot;;MAX([.A$7:.A19])+1)">
            <text:p/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215" office:value-type="string">
            <text:p>Integration/Gadgets/My Invitations</text:p>
          </table:table-cell>
          <table:table-cell table:style-name="ce204" office:value-type="string">
            <text:p>Check the invitation to join space</text:p>
          </table:table-cell>
          <table:table-cell table:style-name="ce187" office:value-type="string">
            <text:p>Step 3: Check the invitation to join space</text:p>
          </table:table-cell>
          <table:table-cell table:style-name="ce187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</table:table-cell>
          <table:table-cell table:style-name="ce187" office:value-type="string">
            <text:p>Space's name created in step 1 is <text:s/>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10">
          <table:table-cell table:style-name="ce212" table:formula="of:=IF(MID([.F21];6;1)&gt;MID([.F20];6;1);&quot;&quot;;MAX([.A$7:.A20])+1)">
            <text:p/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215" office:value-type="string">
            <text:p>Integration/Gadgets/My Invitations</text:p>
          </table:table-cell>
          <table:table-cell table:style-name="ce204" office:value-type="string">
            <text:p>Check the invitation to join space</text:p>
          </table:table-cell>
          <table:table-cell table:style-name="ce187" office:value-type="string">
            <text:p>Step 4: Accept invitation</text:p>
          </table:table-cell>
          <table:table-cell table:style-name="ce187" office:value-type="string">
            <text:p>- Click on Space's name</text:p>
            <text:p>- Accept invitation</text:p>
          </table:table-cell>
          <table:table-cell table:style-name="ce187" office:value-type="string">
            <text:p>User becomes member of spac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7">
          <table:table-cell table:style-name="ce212" table:formula="of:=IF(MID([.F22];6;1)&gt;MID([.F21];6;1);&quot;&quot;;MAX([.A$7:.A21])+1)" office:value-type="float" office:value="7">
            <text:p>007</text:p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15" office:value-type="string">
            <text:p>Integration/Gadgets/My Invitations</text:p>
          </table:table-cell>
          <table:table-cell table:style-name="ce51" office:value-type="string">
            <text:p>Check the invitation when click on Find More link</text:p>
          </table:table-cell>
          <table:table-cell table:style-name="ce187" office:value-type="string">
            <text:p>Step 1: Create new space</text:p>
          </table:table-cell>
          <table:table-cell table:style-name="ce187" office:value-type="string">
            <text:p>- Login</text:p>
            <text:p>- Go to intranet site</text:p>
            <text:p>- Click on <text:span text:style-name="T6">Find </text:span><text:span text:style-name="T6">Spaces</text:span></text:p>
            <text:p>- Click on <text:span text:style-name="T6">Add </text:span><text:span text:style-name="T6">new space</text:span> button</text:p>
            <text:p>- Put Space name</text:p>
            <text:p>- <text:span text:style-name="T6">Save</text:span></text:p>
          </table:table-cell>
          <table:table-cell table:style-name="ce187" office:value-type="string">
            <text:p>New space is creat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23];6;1)&gt;MID([.F22];6;1);&quot;&quot;;MAX([.A$7:.A22])+1)">
            <text:p/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15" office:value-type="string">
            <text:p>Integration/Gadgets/My Invitations</text:p>
          </table:table-cell>
          <table:table-cell table:style-name="ce216" office:value-type="string">
            <text:p>Check the invitation when click on Find More link</text:p>
          </table:table-cell>
          <table:table-cell table:style-name="ce187" office:value-type="string">
            <text:p>Step 2: Add member for space</text:p>
          </table:table-cell>
          <table:table-cell table:style-name="ce187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187" office:value-type="string">
            <text:p>A request is sent to user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7">
          <table:table-cell table:style-name="ce212" table:formula="of:=IF(MID([.F24];6;1)&gt;MID([.F23];6;1);&quot;&quot;;MAX([.A$7:.A23])+1)">
            <text:p/>
          </table:table-cell>
          <table:table-cell table:style-name="ce145" office:value-type="string">
            <text:p>FNC_PLF_INT_GADGET_02</text:p>
          </table:table-cell>
          <table:table-cell table:style-name="ce21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15" office:value-type="string">
            <text:p>Integration/Gadgets/My Invitations</text:p>
          </table:table-cell>
          <table:table-cell table:style-name="ce216" office:value-type="string">
            <text:p>Check the invitation when click on Find More link</text:p>
          </table:table-cell>
          <table:table-cell table:style-name="ce187" office:value-type="string">
            <text:p>Step 3: Check the invitation to join space</text:p>
          </table:table-cell>
          <table:table-cell table:style-name="ce187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  <text:p>- Click on <text:span text:style-name="T6">Find </text:span><text:span text:style-name="T6">more</text:span> link</text:p>
          </table:table-cell>
          <table:table-cell table:style-name="ce187" office:value-type="string">
            <text:p>Show all space's request that user has.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6">
          <table:table-cell table:style-name="ce212" table:formula="of:=IF(MID([.F25];6;1)&gt;MID([.F24];6;1);&quot;&quot;;MAX([.A$7:.A24])+1)" office:value-type="float" office:value="8">
            <text:p>008</text:p>
          </table:table-cell>
          <table:table-cell table:style-name="ce43" office:value-type="string">
            <text:p>FNC_PLF_INT_GADGET_03</text:p>
          </table:table-cell>
          <table:table-cell table:style-name="ce214" office:value-type="float" office:value="1">
            <text:p>001</text:p>
          </table:table-cell>
          <table:table-cell table:style-name="ce150" office:value-type="string">
            <text:p>Integration/Gadgets/My Agenda</text:p>
          </table:table-cell>
          <table:table-cell table:style-name="ce50" office:value-type="string">
            <text:p>Check the displaying of new event</text:p>
          </table:table-cell>
          <table:table-cell table:style-name="ce187" office:value-type="string">
            <text:p>Step 1: Add new event</text:p>
          </table:table-cell>
          <table:table-cell table:style-name="ce187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187" office:value-type="string">
            <text:p>New event is creat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10">
          <table:table-cell table:style-name="ce212" table:formula="of:=IF(MID([.F26];6;1)&gt;MID([.F25];6;1);&quot;&quot;;MAX([.A$7:.A25])+1)">
            <text:p/>
          </table:table-cell>
          <table:table-cell table:style-name="ce145" office:value-type="string">
            <text:p>FNC_PLF_INT_GADGET_03</text:p>
          </table:table-cell>
          <table:table-cell table:style-name="ce21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15" office:value-type="string">
            <text:p>Integration/Gadgets/My Agenda</text:p>
          </table:table-cell>
          <table:table-cell table:style-name="ce204" office:value-type="string">
            <text:p>Check the displaying of new event</text:p>
          </table:table-cell>
          <table:table-cell table:style-name="ce187" office:value-type="string">
            <text:p>Step 2: Check the displaying of event im My Agenda gadget</text:p>
          </table:table-cell>
          <table:table-cell table:style-name="ce187" office:value-type="string">
            <text:p>- Go to homepage of intranet site </text:p>
            <text:p>- Click on <text:span text:style-name="T6">Event</text:span> link</text:p>
          </table:table-cell>
          <table:table-cell table:style-name="ce187" office:value-type="string">
            <text:p>New event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6">
          <table:table-cell table:style-name="ce212" table:formula="of:=IF(MID([.F27];6;1)&gt;MID([.F26];6;1);&quot;&quot;;MAX([.A$7:.A26])+1)" office:value-type="float" office:value="9">
            <text:p>009</text:p>
          </table:table-cell>
          <table:table-cell table:style-name="ce145" office:value-type="string">
            <text:p>FNC_PLF_INT_GADGET_03</text:p>
          </table:table-cell>
          <table:table-cell table:style-name="ce214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15" office:value-type="string">
            <text:p>Integration/Gadgets/My Agenda</text:p>
          </table:table-cell>
          <table:table-cell table:style-name="ce50" office:value-type="string">
            <text:p>Check the displaying of new task</text:p>
          </table:table-cell>
          <table:table-cell table:style-name="ce187" office:value-type="string">
            <text:p>Step 1: Add new task</text:p>
          </table:table-cell>
          <table:table-cell table:style-name="ce187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187" office:value-type="string">
            <text:p>New task is creat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10">
          <table:table-cell table:style-name="ce212" table:formula="of:=IF(MID([.F28];6;1)&gt;MID([.F27];6;1);&quot;&quot;;MAX([.A$7:.A27])+1)">
            <text:p/>
          </table:table-cell>
          <table:table-cell table:style-name="ce145" office:value-type="string">
            <text:p>FNC_PLF_INT_GADGET_03</text:p>
          </table:table-cell>
          <table:table-cell table:style-name="ce214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15" office:value-type="string">
            <text:p>Integration/Gadgets/My Agenda</text:p>
          </table:table-cell>
          <table:table-cell table:style-name="ce204" office:value-type="string">
            <text:p>Check the displaying of new task</text:p>
          </table:table-cell>
          <table:table-cell table:style-name="ce187" office:value-type="string">
            <text:p>Step 2: Check the displaying of task im My Agenda gadget</text:p>
          </table:table-cell>
          <table:table-cell table:style-name="ce187" office:value-type="string">
            <text:p>- Go to homepage of intranet site </text:p>
            <text:p>- Click on <text:span text:style-name="T6">Event</text:span> link</text:p>
          </table:table-cell>
          <table:table-cell table:style-name="ce187" office:value-type="string">
            <text:p>New task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29];6;1)&gt;MID([.F28];6;1);&quot;&quot;;MAX([.A$7:.A28])+1)" office:value-type="float" office:value="10">
            <text:p>010</text:p>
          </table:table-cell>
          <table:table-cell table:style-name="ce145" office:value-type="string">
            <text:p>FNC_PLF_INT_GADGET_03</text:p>
          </table:table-cell>
          <table:table-cell table:style-name="ce214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215" office:value-type="string">
            <text:p>Integration/Gadgets/My Agenda</text:p>
          </table:table-cell>
          <table:table-cell table:style-name="ce50" office:value-type="string">
            <text:p>Setting the number of calendar is displayed</text:p>
          </table:table-cell>
          <table:table-cell table:style-name="ce187" office:value-type="string">
            <text:p>Step 1: Add new events/tasks</text:p>
          </table:table-cell>
          <table:table-cell table:style-name="ce187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187" office:value-type="string">
            <text:p>New events/tasks are creat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30];6;1)&gt;MID([.F29];6;1);&quot;&quot;;MAX([.A$7:.A29])+1)">
            <text:p/>
          </table:table-cell>
          <table:table-cell table:style-name="ce145" office:value-type="string">
            <text:p>FNC_PLF_INT_GADGET_03</text:p>
          </table:table-cell>
          <table:table-cell table:style-name="ce214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215" office:value-type="string">
            <text:p>Integration/Gadgets/My Agenda</text:p>
          </table:table-cell>
          <table:table-cell table:style-name="ce204" office:value-type="string">
            <text:p>Setting the number of calendar is displayed</text:p>
          </table:table-cell>
          <table:table-cell table:style-name="ce187" office:value-type="string">
            <text:p>Step 2: Setting the number of calendar is displayed</text:p>
          </table:table-cell>
          <table:table-cell table:style-name="ce187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button </text:span><text:span text:style-name="T8">in </text:span><text:span text:style-name="T9">My Agenda</text:span><text:span text:style-name="T8"> </text:span><text:span text:style-name="T8">gadget</text:span></text:p>
            <text:p><text:span text:style-name="T8">- Put the </text:span><text:span text:style-name="T8">number of </text:span><text:span text:style-name="T8">displaying </text:span><text:span text:style-name="T8">event/task </text:span><text:span text:style-name="T8">(e.g: 7)</text:span></text:p>
          </table:table-cell>
          <table:table-cell table:style-name="ce187" office:value-type="string">
            <text:p>Only 7 event/task are shown on My Agenda gadget</text:p>
          </table:table-cell>
          <table:table-cell table:style-name="ce187" office:value-type="string">
            <text:p>High</text:p>
          </table:table-cell>
          <table:table-cell table:style-name="ce218"/>
          <table:table-cell table:style-name="ce187" office:value-type="string">
            <text:p>maamoun.soltani</text:p>
          </table:table-cell>
          <table:table-cell table:style-name="ce209" office:value-type="string">
            <text:p>Failed</text:p>
          </table:table-cell>
          <table:table-cell table:style-name="ce209" office:value-type="string">
            <text:p>Passed</text:p>
          </table:table-cell>
          <table:table-cell table:style-name="ce187" office:value-type="string">
            <text:p>TESTTN-807</text:p>
            <text:p>TESTTN-806</text:p>
          </table:table-cell>
          <table:table-cell table:style-name="ce187"/>
          <table:table-cell table:number-columns-repeated="1009"/>
        </table:table-row>
        <table:table-row table:style-name="ro26">
          <table:table-cell table:style-name="ce212" table:formula="of:=IF(MID([.F31];6;1)&gt;MID([.F30];6;1);&quot;&quot;;MAX([.A$7:.A30])+1)" office:value-type="float" office:value="11">
            <text:p>011</text:p>
          </table:table-cell>
          <table:table-cell table:style-name="ce145" office:value-type="string">
            <text:p>FNC_PLF_INT_GADGET_03</text:p>
          </table:table-cell>
          <table:table-cell table:style-name="ce214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215" office:value-type="string">
            <text:p>Integration/Gadgets/My Agenda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204" office:value-type="string">
            <text:p>Step 1: Setting the number of calendar is displayed with wrong value</text:p>
          </table:table-cell>
          <table:table-cell table:style-name="ce187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button </text:span><text:span text:style-name="T8">in My Agenda </text:span><text:span text:style-name="T8">gadget</text:span></text:p>
            <text:p><text:span text:style-name="T8">- Put the value </text:span><text:span text:style-name="T8">is not number </text:span></text:p>
          </table:table-cell>
          <table:table-cell table:style-name="ce187" office:value-type="string">
            <text:p>Show message alert that you must put the number</text:p>
          </table:table-cell>
          <table:table-cell table:style-name="ce187" office:value-type="string">
            <text:p>High</text:p>
          </table:table-cell>
          <table:table-cell table:style-name="ce218" office:value-type="string">
            <text:p>PLF-3025</text:p>
          </table:table-cell>
          <table:table-cell table:style-name="ce187" office:value-type="string">
            <text:p>maamoun.soltani</text:p>
          </table:table-cell>
          <table:table-cell table:style-name="ce209" office:value-type="string">
            <text:p>Failed</text:p>
          </table:table-cell>
          <table:table-cell table:style-name="ce209" office:value-type="string">
            <text:p>Failed</text:p>
          </table:table-cell>
          <table:table-cell table:style-name="ce187" office:value-type="string">
            <text:p>TESTTN-808</text:p>
          </table:table-cell>
          <table:table-cell table:style-name="ce187"/>
          <table:table-cell table:number-columns-repeated="1009"/>
        </table:table-row>
        <table:table-row table:style-name="ro10">
          <table:table-cell table:style-name="ce212" table:formula="of:=IF(MID([.F32];6;1)&gt;MID([.F31];6;1);&quot;&quot;;MAX([.A$7:.A31])+1)" office:value-type="float" office:value="12">
            <text:p>012</text:p>
          </table:table-cell>
          <table:table-cell table:style-name="ce145" office:value-type="string">
            <text:p>FNC_PLF_INT_GADGET_03</text:p>
          </table:table-cell>
          <table:table-cell table:style-name="ce214"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table:style-name="ce215" office:value-type="string">
            <text:p>Integration/Gadgets/My Agenda</text:p>
          </table:table-cell>
          <table:table-cell table:style-name="ce50" office:value-type="string">
            <text:p>Check when click on Show My Calendars link</text:p>
          </table:table-cell>
          <table:table-cell table:style-name="ce187" office:value-type="string">
            <text:p>Step 1: Check when click on Show My Calendars link</text:p>
          </table:table-cell>
          <table:table-cell table:style-name="ce217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2">Show My </text:span><text:span text:style-name="T12">Calendar</text:span><text:span text:style-name="T11"> link</text:span></text:p>
          </table:table-cell>
          <table:table-cell table:style-name="ce187" office:value-type="string">
            <text:p>The calendar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7">
          <table:table-cell table:style-name="ce212" table:formula="of:=IF(MID([.F33];6;1)&gt;MID([.F32];6;1);&quot;&quot;;MAX([.A$7:.A32])+1)" office:value-type="float" office:value="13">
            <text:p>013</text:p>
          </table:table-cell>
          <table:table-cell table:style-name="ce43" office:value-type="string">
            <text:p>FNC_PLF_INT_GADGET_04</text:p>
          </table:table-cell>
          <table:table-cell table:style-name="ce214" office:value-type="float" office:value="1">
            <text:p>001</text:p>
          </table:table-cell>
          <table:table-cell table:style-name="ce152" office:value-type="string">
            <text:p>Integration/Gadgets/Featured Poll</text:p>
          </table:table-cell>
          <table:table-cell table:style-name="ce50" office:value-type="string">
            <text:p>Check the displaying of poll</text:p>
          </table:table-cell>
          <table:table-cell table:style-name="ce187" office:value-type="string">
            <text:p>Step 1: Add new poll</text:p>
          </table:table-cell>
          <table:table-cell table:style-name="ce217" office:value-type="string">
            <text:p>- Go to Forum page</text:p>
            <text:p>- Create new category, forum, topic</text:p>
            <text:p>- Select topic</text:p>
            <text:p>- Click on <text:span text:style-name="T6">More Action </text:span><text:span text:style-name="T6">→ Add Poll</text:span></text:p>
            <text:p><text:span text:style-name="T10">- Fill value in </text:span><text:span text:style-name="T10">required fields</text:span></text:p>
            <text:p><text:span text:style-name="T10">- Save </text:span></text:p>
          </table:table-cell>
          <table:table-cell table:style-name="ce187" office:value-type="string">
            <text:p>New poll is add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10">
          <table:table-cell table:style-name="ce212" table:formula="of:=IF(MID([.F34];6;1)&gt;MID([.F33];6;1);&quot;&quot;;MAX([.A$7:.A33])+1)">
            <text:p/>
          </table:table-cell>
          <table:table-cell table:style-name="ce145" office:value-type="string">
            <text:p>FNC_PLF_INT_GADGET_04</text:p>
          </table:table-cell>
          <table:table-cell table:style-name="ce21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15" office:value-type="string">
            <text:p>Integration/Gadgets/Featured Poll</text:p>
          </table:table-cell>
          <table:table-cell table:style-name="ce204" office:value-type="string">
            <text:p>Check the displaying of poll</text:p>
          </table:table-cell>
          <table:table-cell table:style-name="ce187" office:value-type="string">
            <text:p>Step 2: Check the displaying of poll in Featured Poll gadget</text:p>
          </table:table-cell>
          <table:table-cell table:style-name="ce217" office:value-type="string">
            <text:p>- Go to homepage of intranet site</text:p>
            <text:p/>
          </table:table-cell>
          <table:table-cell table:style-name="ce187" office:value-type="string">
            <text:p>New poll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10">
          <table:table-cell table:style-name="ce212" table:formula="of:=IF(MID([.F35];6;1)&gt;MID([.F34];6;1);&quot;&quot;;MAX([.A$7:.A34])+1)">
            <text:p/>
          </table:table-cell>
          <table:table-cell table:style-name="ce145" office:value-type="string">
            <text:p>FNC_PLF_INT_GADGET_04</text:p>
          </table:table-cell>
          <table:table-cell table:style-name="ce21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15" office:value-type="string">
            <text:p>Integration/Gadgets/Featured Poll</text:p>
          </table:table-cell>
          <table:table-cell table:style-name="ce204" office:value-type="string">
            <text:p>Check the displaying of poll</text:p>
          </table:table-cell>
          <table:table-cell table:style-name="ce187" office:value-type="string">
            <text:p>Step 3: Vote for poll</text:p>
          </table:table-cell>
          <table:table-cell table:style-name="ce217" office:value-type="string">
            <text:p>- Select 1 option in poll</text:p>
            <text:p>- Click on Vote</text:p>
          </table:table-cell>
          <table:table-cell table:style-name="ce187" office:value-type="string">
            <text:p>Show the result of poll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7">
          <table:table-cell table:style-name="ce212" table:formula="of:=IF(MID([.F36];6;1)&gt;MID([.F35];6;1);&quot;&quot;;MAX([.A$7:.A35])+1)" office:value-type="float" office:value="14">
            <text:p>014</text:p>
          </table:table-cell>
          <table:table-cell table:style-name="ce145" office:value-type="string">
            <text:p>FNC_PLF_INT_GADGET_04</text:p>
          </table:table-cell>
          <table:table-cell table:style-name="ce214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215" office:value-type="string">
            <text:p>Integration/Gadgets/Featured Poll</text:p>
          </table:table-cell>
          <table:table-cell table:style-name="ce50" office:value-type="string">
            <text:p>Setting for the gadget</text:p>
          </table:table-cell>
          <table:table-cell table:style-name="ce187" office:value-type="string">
            <text:p>Step 1: Add new polls</text:p>
          </table:table-cell>
          <table:table-cell table:style-name="ce217" office:value-type="string">
            <text:p>- Go to Forum page</text:p>
            <text:p>- Create new category, forum, topic</text:p>
            <text:p>- Select topic</text:p>
            <text:p>- Click on <text:span text:style-name="T6">More Action </text:span><text:span text:style-name="T6">→ Add Poll</text:span></text:p>
            <text:p><text:span text:style-name="T10">- Fill value in </text:span><text:span text:style-name="T10">required fields</text:span></text:p>
            <text:p><text:span text:style-name="T10">- Save</text:span></text:p>
          </table:table-cell>
          <table:table-cell table:style-name="ce187" office:value-type="string">
            <text:p>New poll are add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37];6;1)&gt;MID([.F36];6;1);&quot;&quot;;MAX([.A$7:.A36])+1)">
            <text:p/>
          </table:table-cell>
          <table:table-cell table:style-name="ce145" office:value-type="string">
            <text:p>FNC_PLF_INT_GADGET_04</text:p>
          </table:table-cell>
          <table:table-cell table:style-name="ce214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215" office:value-type="string">
            <text:p>Integration/Gadgets/Featured Poll</text:p>
          </table:table-cell>
          <table:table-cell table:style-name="ce204" office:value-type="string">
            <text:p>Setting for the gadget</text:p>
          </table:table-cell>
          <table:table-cell table:style-name="ce187" office:value-type="string">
            <text:p>Step 2: <text:s/>Setting for the gadget</text:p>
          </table:table-cell>
          <table:table-cell table:style-name="ce217" office:value-type="string">
            <text:p>- Go to homepage of intranet site</text:p>
            <text:p>- Click on Setting icon</text:p>
            <text:p>- Choose poll that you want</text:p>
          </table:table-cell>
          <table:table-cell table:style-name="ce187" office:value-type="string">
            <text:p>The selected poll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office:value-type="string">
            <text:p>TESTTN-809</text:p>
          </table:table-cell>
          <table:table-cell table:style-name="ce187"/>
          <table:table-cell table:number-columns-repeated="1009"/>
        </table:table-row>
        <table:table-row table:style-name="ro10">
          <table:table-cell table:style-name="ce212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PLF_INT_GADGET_05</text:p>
          </table:table-cell>
          <table:table-cell table:style-name="ce214" office:value-type="float" office:value="1">
            <text:p>001</text:p>
          </table:table-cell>
          <table:table-cell table:style-name="ce150" office:value-type="string">
            <text:p>Integration/Gadgets/Who is Online</text:p>
          </table:table-cell>
          <table:table-cell table:style-name="ce50" office:value-type="string">
            <text:p>Check the number of online user has no relation</text:p>
          </table:table-cell>
          <table:table-cell table:style-name="ce187" office:value-type="string">
            <text:p>Step 1: Login by Join</text:p>
          </table:table-cell>
          <table:table-cell table:style-name="ce217" office:value-type="string">
            <text:p>- Login by john</text:p>
            <text:p>- Go to home page of intranet site</text:p>
          </table:table-cell>
          <table:table-cell table:style-name="ce187" office:value-type="string">
            <text:p>In Who is online gadget, there is no online user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39];6;1)&gt;MID([.F38];6;1);&quot;&quot;;MAX([.A$7:.A38])+1)">
            <text:p/>
          </table:table-cell>
          <table:table-cell table:style-name="ce145" office:value-type="string">
            <text:p>FNC_PLF_INT_GADGET_05</text:p>
          </table:table-cell>
          <table:table-cell table:style-name="ce21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215" office:value-type="string">
            <text:p>Integration/Gadgets/Who is Online</text:p>
          </table:table-cell>
          <table:table-cell table:style-name="ce204" office:value-type="string">
            <text:p>Check the number of online user has no relation</text:p>
          </table:table-cell>
          <table:table-cell table:style-name="ce187" office:value-type="string">
            <text:p>Step 2: Login by mary</text:p>
          </table:table-cell>
          <table:table-cell table:style-name="ce217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187" office:value-type="string">
            <text:p>There is 1 online user 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40];6;1)&gt;MID([.F39];6;1);&quot;&quot;;MAX([.A$7:.A39])+1)">
            <text:p/>
          </table:table-cell>
          <table:table-cell table:style-name="ce145" office:value-type="string">
            <text:p>FNC_PLF_INT_GADGET_05</text:p>
          </table:table-cell>
          <table:table-cell table:style-name="ce21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215" office:value-type="string">
            <text:p>Integration/Gadgets/Who is Online</text:p>
          </table:table-cell>
          <table:table-cell table:style-name="ce204" office:value-type="string">
            <text:p>Check the number of online user has no relation</text:p>
          </table:table-cell>
          <table:table-cell table:style-name="ce187" office:value-type="string">
            <text:p>Step 3: Login by demo</text:p>
          </table:table-cell>
          <table:table-cell table:style-name="ce217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187" office:value-type="string">
            <text:p>There are 2 online users 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6">
          <table:table-cell table:style-name="ce212" table:formula="of:=IF(MID([.F41];6;1)&gt;MID([.F40];6;1);&quot;&quot;;MAX([.A$7:.A40])+1)">
            <text:p/>
          </table:table-cell>
          <table:table-cell table:style-name="ce145" office:value-type="string">
            <text:p>FNC_PLF_INT_GADGET_05</text:p>
          </table:table-cell>
          <table:table-cell table:style-name="ce21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15" office:value-type="string">
            <text:p>Integration/Gadgets/Who is Online</text:p>
          </table:table-cell>
          <table:table-cell table:style-name="ce204" office:value-type="string">
            <text:p>Check the number of online user has no relation</text:p>
          </table:table-cell>
          <table:table-cell table:style-name="ce187" office:value-type="string">
            <text:p>Step 4: Check when user logout</text:p>
          </table:table-cell>
          <table:table-cell table:style-name="ce217" office:value-type="string">
            <text:p>- Demo logout</text:p>
            <text:p>- Standing with john</text:p>
            <text:p>- Select Other tab in Who is Online gadget</text:p>
          </table:table-cell>
          <table:table-cell table:style-name="ce187" office:value-type="string">
            <text:p>There is 1 online user 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6">
          <table:table-cell table:style-name="ce212" table:formula="of:=IF(MID([.F42];6;1)&gt;MID([.F41];6;1);&quot;&quot;;MAX([.A$7:.A41])+1)">
            <text:p/>
          </table:table-cell>
          <table:table-cell table:style-name="ce145" office:value-type="string">
            <text:p>FNC_PLF_INT_GADGET_05</text:p>
          </table:table-cell>
          <table:table-cell table:style-name="ce21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215" office:value-type="string">
            <text:p>Integration/Gadgets/Who is Online</text:p>
          </table:table-cell>
          <table:table-cell table:style-name="ce204" office:value-type="string">
            <text:p>Check the number of online user has no relation</text:p>
          </table:table-cell>
          <table:table-cell table:style-name="ce187" office:value-type="string">
            <text:p>Step 5: Check when user logout</text:p>
          </table:table-cell>
          <table:table-cell table:style-name="ce217" office:value-type="string">
            <text:p>- mary logout</text:p>
            <text:p>- Standing with john</text:p>
            <text:p>- Select Other tab in Who is Online gadget</text:p>
          </table:table-cell>
          <table:table-cell table:style-name="ce187" office:value-type="string">
            <text:p>No online user 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43];6;1)&gt;MID([.F42];6;1);&quot;&quot;;MAX([.A$7:.A42])+1)" office:value-type="float" office:value="16">
            <text:p>016</text:p>
          </table:table-cell>
          <table:table-cell table:style-name="ce145" office:value-type="string">
            <text:p>FNC_PLF_INT_GADGET_05</text:p>
          </table:table-cell>
          <table:table-cell table:style-name="ce21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15" office:value-type="string">
            <text:p>Integration/Gadgets/Who is Online</text:p>
          </table:table-cell>
          <table:table-cell table:style-name="ce50" office:value-type="string">
            <text:p>Check the number of online user has relation</text:p>
          </table:table-cell>
          <table:table-cell table:style-name="ce187" office:value-type="string">
            <text:p>Step 1: Add friend request</text:p>
          </table:table-cell>
          <table:table-cell table:style-name="ce187" office:value-type="string">
            <text:p>- Login</text:p>
            <text:p>- Move mouse over user's name and select <text:span text:style-name="T6">Find </text:span><text:span text:style-name="T6">Connection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187" office:value-type="string">
            <text:p>Friend's request is sent. Connect link is changed to Cancel Request link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9">
          <table:table-cell table:style-name="ce212" table:formula="of:=IF(MID([.F44];6;1)&gt;MID([.F43];6;1);&quot;&quot;;MAX([.A$7:.A43])+1)">
            <text:p/>
          </table:table-cell>
          <table:table-cell table:style-name="ce145" office:value-type="string">
            <text:p>FNC_PLF_INT_GADGET_05</text:p>
          </table:table-cell>
          <table:table-cell table:style-name="ce21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15" office:value-type="string">
            <text:p>Integration/Gadgets/Who is Online</text:p>
          </table:table-cell>
          <table:table-cell table:style-name="ce204" office:value-type="string">
            <text:p>Check the number of online user has relation</text:p>
          </table:table-cell>
          <table:table-cell table:style-name="ce187" office:value-type="string">
            <text:p>Step 2: Accept friend request</text:p>
          </table:table-cell>
          <table:table-cell table:style-name="ce217" office:value-type="string">
            <text:p>- Login by user <text:s/>receipt friend's request at step 1 using others browser or others IP)</text:p>
            <text:p>- Move mouse over user's name and select <text:span text:style-name="T6">My </text:span><text:span text:style-name="T6">Connection</text:span></text:p>
            <text:p><text:span text:style-name="T10">- Select </text:span><text:span text:style-name="T6">Request </text:span><text:span text:style-name="T6">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187" office:value-type="string">
            <text:p>2 users are now frien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45];6;1)&gt;MID([.F44];6;1);&quot;&quot;;MAX([.A$7:.A44])+1)">
            <text:p/>
          </table:table-cell>
          <table:table-cell table:style-name="ce145" office:value-type="string">
            <text:p>FNC_PLF_INT_GADGET_05</text:p>
          </table:table-cell>
          <table:table-cell table:style-name="ce21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15" office:value-type="string">
            <text:p>Integration/Gadgets/Who is Online</text:p>
          </table:table-cell>
          <table:table-cell table:style-name="ce204" office:value-type="string">
            <text:p>Check the number of online user has relation</text:p>
          </table:table-cell>
          <table:table-cell table:style-name="ce187" office:value-type="string">
            <text:p>Step 3: Check the number of online user</text:p>
          </table:table-cell>
          <table:table-cell table:style-name="ce217" office:value-type="string">
            <text:p>- Go to homepage of intranet site</text:p>
            <text:p>- Click on My Connection tab of Who is online gadget</text:p>
          </table:table-cell>
          <table:table-cell table:style-name="ce187" office:value-type="string">
            <text:p>There is 1 online user 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46];6;1)&gt;MID([.F45];6;1);&quot;&quot;;MAX([.A$7:.A45])+1)" office:value-type="float" office:value="17">
            <text:p>017</text:p>
          </table:table-cell>
          <table:table-cell table:style-name="ce43" office:value-type="string">
            <text:p>FNC_PLF_INT_GADGET_06</text:p>
          </table:table-cell>
          <table:table-cell table:style-name="ce214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50" office:value-type="string">
            <text:p>Integration/Gadgets/Bookmarks</text:p>
          </table:table-cell>
          <table:table-cell table:style-name="ce50" office:value-type="string">
            <text:p>Check the Discussion link</text:p>
          </table:table-cell>
          <table:table-cell table:style-name="ce187" office:value-type="string">
            <text:p>Step 1: Check the discussion link</text:p>
          </table:table-cell>
          <table:table-cell table:style-name="ce217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iscussion </text:span><text:span text:style-name="T11">link on </text:span><text:span text:style-name="T11">Bookmark </text:span><text:span text:style-name="T11">gadget</text:span></text:p>
          </table:table-cell>
          <table:table-cell table:style-name="ce187" office:value-type="string">
            <text:p>Go to Forum pag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10">
          <table:table-cell table:style-name="ce212" table:formula="of:=IF(MID([.F47];6;1)&gt;MID([.F46];6;1);&quot;&quot;;MAX([.A$7:.A46])+1)" office:value-type="float" office:value="18">
            <text:p>018</text:p>
          </table:table-cell>
          <table:table-cell table:style-name="ce145" office:value-type="string">
            <text:p>FNC_PLF_INT_GADGET_06</text:p>
          </table:table-cell>
          <table:table-cell table:style-name="ce21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215" office:value-type="string">
            <text:p>Integration/Gadgets/Bookmarks</text:p>
          </table:table-cell>
          <table:table-cell table:style-name="ce50" office:value-type="string">
            <text:p>Check the Wiki link</text:p>
          </table:table-cell>
          <table:table-cell table:style-name="ce187" office:value-type="string">
            <text:p>Step 1: Check the wiki link</text:p>
          </table:table-cell>
          <table:table-cell table:style-name="ce217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Wiki </text:span><text:span text:style-name="T11">link on </text:span><text:span text:style-name="T11">Bookmark </text:span><text:span text:style-name="T11">gadget</text:span></text:p>
          </table:table-cell>
          <table:table-cell table:style-name="ce187" office:value-type="string">
            <text:p>Go to Wiki pag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48];6;1)&gt;MID([.F47];6;1);&quot;&quot;;MAX([.A$7:.A47])+1)" office:value-type="float" office:value="19">
            <text:p>019</text:p>
          </table:table-cell>
          <table:table-cell table:style-name="ce145" office:value-type="string">
            <text:p>FNC_PLF_INT_GADGET_06</text:p>
          </table:table-cell>
          <table:table-cell table:style-name="ce214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215" office:value-type="string">
            <text:p>Integration/Gadgets/Bookmarks</text:p>
          </table:table-cell>
          <table:table-cell table:style-name="ce50" office:value-type="string">
            <text:p>Check the Document link</text:p>
          </table:table-cell>
          <table:table-cell table:style-name="ce187" office:value-type="string">
            <text:p>Step 1: Check the document link</text:p>
          </table:table-cell>
          <table:table-cell table:style-name="ce217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ocument on </text:span><text:span text:style-name="T11">Bookmark </text:span><text:span text:style-name="T11">gadget</text:span></text:p>
          </table:table-cell>
          <table:table-cell table:style-name="ce187" office:value-type="string">
            <text:p>Go to Content Explorer pag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49];6;1)&gt;MID([.F48];6;1);&quot;&quot;;MAX([.A$7:.A48])+1)" office:value-type="float" office:value="20">
            <text:p>020</text:p>
          </table:table-cell>
          <table:table-cell table:style-name="ce145" office:value-type="string">
            <text:p>FNC_PLF_INT_GADGET_06</text:p>
          </table:table-cell>
          <table:table-cell table:style-name="ce214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215" office:value-type="string">
            <text:p>Integration/Gadgets/Bookmarks</text:p>
          </table:table-cell>
          <table:table-cell table:style-name="ce50" office:value-type="string">
            <text:p>Check the Agenda link</text:p>
          </table:table-cell>
          <table:table-cell table:style-name="ce187" office:value-type="string">
            <text:p>Step 1: Check the Agenda link</text:p>
          </table:table-cell>
          <table:table-cell table:style-name="ce217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Agenda link </text:span><text:span text:style-name="T11">on Bookmark </text:span><text:span text:style-name="T11">gadget</text:span></text:p>
          </table:table-cell>
          <table:table-cell table:style-name="ce187" office:value-type="string">
            <text:p>Go to Calendar pag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10">
          <table:table-cell table:style-name="ce212" table:formula="of:=IF(MID([.F50];6;1)&gt;MID([.F49];6;1);&quot;&quot;;MAX([.A$7:.A49])+1)" office:value-type="float" office:value="21">
            <text:p>021</text:p>
          </table:table-cell>
          <table:table-cell table:style-name="ce145" office:value-type="string">
            <text:p>FNC_PLF_INT_GADGET_06</text:p>
          </table:table-cell>
          <table:table-cell table:style-name="ce214" table:formula="of:=IF(VALUE(MID([.F50];6;FIND(&quot;:&quot;;[.F50];1)-FIND(&quot; &quot;;[.F50];1)-1))&gt;VALUE(MID([.F49];6;FIND(&quot;:&quot;;[.F49];1)-FIND(&quot; &quot;;[.F49];1)-1));[.C49];[.C49]+1)" office:value-type="float" office:value="7">
            <text:p>007</text:p>
          </table:table-cell>
          <table:table-cell table:style-name="ce215" office:value-type="string">
            <text:p>Integration/Gadgets/Bookmarks</text:p>
          </table:table-cell>
          <table:table-cell table:style-name="ce50" office:value-type="string">
            <text:p>Add new bookmark</text:p>
          </table:table-cell>
          <table:table-cell table:style-name="ce187" office:value-type="string">
            <text:p>Step 1: Add new page</text:p>
          </table:table-cell>
          <table:table-cell table:style-name="ce187" office:value-type="string">
            <text:p>- Click on Edit --&gt; Page --&gt; Add Page</text:p>
            <text:p>- Do steps to create new page</text:p>
          </table:table-cell>
          <table:table-cell table:style-name="ce187" office:value-type="string">
            <text:p>New page is created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30">
          <table:table-cell table:style-name="ce212" table:formula="of:=IF(MID([.F51];6;1)&gt;MID([.F50];6;1);&quot;&quot;;MAX([.A$7:.A50])+1)">
            <text:p/>
          </table:table-cell>
          <table:table-cell table:style-name="ce145" office:value-type="string">
            <text:p>FNC_PLF_INT_GADGET_06</text:p>
          </table:table-cell>
          <table:table-cell table:style-name="ce214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215" office:value-type="string">
            <text:p>Integration/Gadgets/Bookmarks</text:p>
          </table:table-cell>
          <table:table-cell table:style-name="ce204" office:value-type="string">
            <text:p>Add new bookmark</text:p>
          </table:table-cell>
          <table:table-cell table:style-name="ce187" office:value-type="string">
            <text:p>Step 2: Add new bookmark for page</text:p>
          </table:table-cell>
          <table:table-cell table:style-name="ce187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187" office:value-type="string">
            <text:p>New bookmark is listed in bookmark gadge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10">
          <table:table-cell table:style-name="ce212" table:formula="of:=IF(MID([.F52];6;1)&gt;MID([.F51];6;1);&quot;&quot;;MAX([.A$7:.A51])+1)">
            <text:p/>
          </table:table-cell>
          <table:table-cell table:style-name="ce145" office:value-type="string">
            <text:p>FNC_PLF_INT_GADGET_06</text:p>
          </table:table-cell>
          <table:table-cell table:style-name="ce214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215" office:value-type="string">
            <text:p>Integration/Gadgets/Bookmarks</text:p>
          </table:table-cell>
          <table:table-cell table:style-name="ce204" office:value-type="string">
            <text:p>Add new bookmark</text:p>
          </table:table-cell>
          <table:table-cell table:style-name="ce187" office:value-type="string">
            <text:p>Step 3: Check new bookmark</text:p>
          </table:table-cell>
          <table:table-cell table:style-name="ce187" office:value-type="string">
            <text:p>- Click on the link of new bookmark</text:p>
          </table:table-cell>
          <table:table-cell table:style-name="ce187" office:value-type="string">
            <text:p>Content of created page at step 1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7">
          <table:table-cell table:style-name="ce212" table:formula="of:=IF(MID([.F53];6;1)&gt;MID([.F52];6;1);&quot;&quot;;MAX([.A$7:.A52])+1)" office:value-type="float" office:value="22">
            <text:p>022</text:p>
          </table:table-cell>
          <table:table-cell table:style-name="ce145" office:value-type="string">
            <text:p>FNC_PLF_INT_GADGET_06</text:p>
          </table:table-cell>
          <table:table-cell table:style-name="ce214" table:formula="of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215" office:value-type="string">
            <text:p>Integration/Gadgets/Bookmarks</text:p>
          </table:table-cell>
          <table:table-cell table:style-name="ce50" office:value-type="string">
            <text:p>Add new bookmark when Name field is empty</text:p>
          </table:table-cell>
          <table:table-cell table:style-name="ce204" office:value-type="string">
            <text:p>Step 1: Add new bookmark when Name field is empty</text:p>
          </table:table-cell>
          <table:table-cell table:style-name="ce187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187" office:value-type="string">
            <text:p>Show message alert that Name field shouldn't blank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PLF-3053</text:p>
          </table:table-cell>
          <table:table-cell table:style-name="ce187" office:value-type="string">
            <text:p>maamoun.soltani</text:p>
          </table:table-cell>
          <table:table-cell table:style-name="ce209" office:value-type="string">
            <text:p>Failed</text:p>
          </table:table-cell>
          <table:table-cell table:style-name="ce209" office:value-type="string">
            <text:p>Failed</text:p>
          </table:table-cell>
          <table:table-cell table:style-name="ce187" office:value-type="string">
            <text:p>TESTTN-810</text:p>
          </table:table-cell>
          <table:table-cell table:style-name="ce187"/>
          <table:table-cell table:number-columns-repeated="1009"/>
        </table:table-row>
        <table:table-row table:style-name="ro27">
          <table:table-cell table:style-name="ce212" table:formula="of:=IF(MID([.F54];6;1)&gt;MID([.F53];6;1);&quot;&quot;;MAX([.A$7:.A53])+1)" office:value-type="float" office:value="23">
            <text:p>023</text:p>
          </table:table-cell>
          <table:table-cell table:style-name="ce145" office:value-type="string">
            <text:p>FNC_PLF_INT_GADGET_06</text:p>
          </table:table-cell>
          <table:table-cell table:style-name="ce214"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table:style-name="ce215" office:value-type="string">
            <text:p>Integration/Gadgets/Bookmarks</text:p>
          </table:table-cell>
          <table:table-cell table:style-name="ce50" office:value-type="string">
            <text:p>Add new bookmark when URL field is empty</text:p>
          </table:table-cell>
          <table:table-cell table:style-name="ce204" office:value-type="string">
            <text:p>Step 1: Add new bookmark when url field is empty</text:p>
          </table:table-cell>
          <table:table-cell table:style-name="ce187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187" office:value-type="string">
            <text:p>Show message alert that url field shouldn't blank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PLF-3053</text:p>
          </table:table-cell>
          <table:table-cell table:style-name="ce187" office:value-type="string">
            <text:p>maamoun.soltani</text:p>
          </table:table-cell>
          <table:table-cell table:style-name="ce209" office:value-type="string">
            <text:p>Failed</text:p>
          </table:table-cell>
          <table:table-cell table:style-name="ce209" office:value-type="string">
            <text:p>Failed</text:p>
          </table:table-cell>
          <table:table-cell table:style-name="ce187" office:value-type="string">
            <text:p>TESTTN-811</text:p>
          </table:table-cell>
          <table:table-cell table:style-name="ce187"/>
          <table:table-cell table:number-columns-repeated="1009"/>
        </table:table-row>
        <table:table-row table:style-name="ro30">
          <table:table-cell table:style-name="ce212" table:formula="of:=IF(MID([.F55];6;1)&gt;MID([.F54];6;1);&quot;&quot;;MAX([.A$7:.A54])+1)" office:value-type="float" office:value="24">
            <text:p>024</text:p>
          </table:table-cell>
          <table:table-cell table:style-name="ce145" office:value-type="string">
            <text:p>FNC_PLF_INT_GADGET_06</text:p>
          </table:table-cell>
          <table:table-cell table:style-name="ce214"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table:style-name="ce215" office:value-type="string">
            <text:p>Integration/Gadgets/Bookmarks</text:p>
          </table:table-cell>
          <table:table-cell table:style-name="ce50" office:value-type="string">
            <text:p>Add new bookmark when URL field is invalid</text:p>
          </table:table-cell>
          <table:table-cell table:style-name="ce187" office:value-type="string">
            <text:p>Step 1: Add new bookmark when url is invalid</text:p>
          </table:table-cell>
          <table:table-cell table:style-name="ce187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187" office:value-type="string">
            <text:p>Show message alert that the url is invalid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PLF-3053</text:p>
          </table:table-cell>
          <table:table-cell table:style-name="ce187" office:value-type="string">
            <text:p>maamoun.soltani</text:p>
          </table:table-cell>
          <table:table-cell table:style-name="ce209" office:value-type="string">
            <text:p>Failed</text:p>
          </table:table-cell>
          <table:table-cell table:style-name="ce209" office:value-type="string">
            <text:p>Failed</text:p>
          </table:table-cell>
          <table:table-cell table:style-name="ce187" office:value-type="string">
            <text:p>TESTTN-812</text:p>
          </table:table-cell>
          <table:table-cell table:style-name="ce187"/>
          <table:table-cell table:number-columns-repeated="1009"/>
        </table:table-row>
        <table:table-row table:style-name="ro26">
          <table:table-cell table:style-name="ce212" table:formula="of:=IF(MID([.F56];6;1)&gt;MID([.F55];6;1);&quot;&quot;;MAX([.A$7:.A55])+1)" office:value-type="float" office:value="25">
            <text:p>025</text:p>
          </table:table-cell>
          <table:table-cell table:style-name="ce43" office:value-type="string">
            <text:p>FNC_PLF_INT_GADGET_07</text:p>
          </table:table-cell>
          <table:table-cell table:style-name="ce214" table:formula="of:=IF(VALUE(MID([.F56];6;FIND(&quot;:&quot;;[.F56];1)-FIND(&quot; &quot;;[.F56];1)-1))&gt;VALUE(MID([.F55];6;FIND(&quot;:&quot;;[.F55];1)-FIND(&quot; &quot;;[.F55];1)-1));[.C55];[.C55]+1)" office:value-type="float" office:value="11">
            <text:p>011</text:p>
          </table:table-cell>
          <table:table-cell table:style-name="ce150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7" office:value-type="string">
            <text:p>Step 1: Add favorite documents by adding in Favorite folder</text:p>
          </table:table-cell>
          <table:table-cell table:style-name="ce187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187" office:value-type="string">
            <text:p>New content is created successfully in Favorites folder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57];6;1)&gt;MID([.F56];6;1);&quot;&quot;;MAX([.A$7:.A56])+1)">
            <text:p/>
          </table:table-cell>
          <table:table-cell table:style-name="ce145" office:value-type="string">
            <text:p>FNC_PLF_INT_GADGET_07</text:p>
          </table:table-cell>
          <table:table-cell table:style-name="ce214"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table:style-name="ce215" office:value-type="string">
            <text:p>Integration/Gadgets/Favorite Documents</text:p>
          </table:table-cell>
          <table:table-cell table:style-name="ce204" office:value-type="string">
            <text:p>Check all the favorite documents</text:p>
          </table:table-cell>
          <table:table-cell table:style-name="ce187" office:value-type="string">
            <text:p>Step 2: Check the displaying of favorite document</text:p>
          </table:table-cell>
          <table:table-cell table:style-name="ce187" office:value-type="string">
            <text:p>- Go to intranet homepage</text:p>
            <text:p>- In Favorite Documents gadget</text:p>
            <text:p>- Select My Favorite tab</text:p>
          </table:table-cell>
          <table:table-cell table:style-name="ce187" office:value-type="string">
            <text:p>All favorite documents are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2">
          <table:table-cell table:style-name="ce212" table:formula="of:=IF(MID([.F58];6;1)&gt;MID([.F57];6;1);&quot;&quot;;MAX([.A$7:.A57])+1)" office:value-type="float" office:value="26">
            <text:p>026</text:p>
          </table:table-cell>
          <table:table-cell table:style-name="ce145" office:value-type="string">
            <text:p>FNC_PLF_INT_GADGET_07</text:p>
          </table:table-cell>
          <table:table-cell table:style-name="ce214" table:formula="of:=IF(VALUE(MID([.F58];6;FIND(&quot;:&quot;;[.F58];1)-FIND(&quot; &quot;;[.F58];1)-1))&gt;VALUE(MID([.F57];6;FIND(&quot;:&quot;;[.F57];1)-FIND(&quot; &quot;;[.F57];1)-1));[.C57];[.C57]+1)" office:value-type="float" office:value="12">
            <text:p>012</text:p>
          </table:table-cell>
          <table:table-cell table:style-name="ce215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7" office:value-type="string">
            <text:p>Step 1: Add favorite documents by adding favorite action</text:p>
          </table:table-cell>
          <table:table-cell table:style-name="ce187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187" office:value-type="string">
            <text:p>- New content is created successfully </text:p>
            <text:p>- After add favorite, a symlink of content is created in Favorite folder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209" office:value-type="string">
            <text:p>Passed</text:p>
          </table:table-cell>
          <table:table-cell table:style-name="ce209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24">
          <table:table-cell table:style-name="ce212" table:formula="of:=IF(MID([.F59];6;1)&gt;MID([.F58];6;1);&quot;&quot;;MAX([.A$7:.A58])+1)">
            <text:p/>
          </table:table-cell>
          <table:table-cell table:style-name="ce145" office:value-type="string">
            <text:p>FNC_PLF_INT_GADGET_07</text:p>
          </table:table-cell>
          <table:table-cell table:style-name="ce214" table:formula="of:=IF(VALUE(MID([.F59];6;FIND(&quot;:&quot;;[.F59];1)-FIND(&quot; &quot;;[.F59];1)-1))&gt;VALUE(MID([.F58];6;FIND(&quot;:&quot;;[.F58];1)-FIND(&quot; &quot;;[.F58];1)-1));[.C58];[.C58]+1)" office:value-type="float" office:value="12">
            <text:p>012</text:p>
          </table:table-cell>
          <table:table-cell table:style-name="ce215" office:value-type="string">
            <text:p>Integration/Gadgets/Favorite Documents</text:p>
          </table:table-cell>
          <table:table-cell table:style-name="ce204" office:value-type="string">
            <text:p>Check all the favorite documents</text:p>
          </table:table-cell>
          <table:table-cell table:style-name="ce187" office:value-type="string">
            <text:p>Step 2: Check the displaying of favorite document</text:p>
          </table:table-cell>
          <table:table-cell table:style-name="ce187" office:value-type="string">
            <text:p>- Go to intranet homepage</text:p>
            <text:p>- In Favorite Documents gadget</text:p>
            <text:p>- Select My Favorite tab</text:p>
          </table:table-cell>
          <table:table-cell table:style-name="ce187" office:value-type="string">
            <text:p>All favorite documents are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87" office:value-type="string">
            <text:p>maamoun.soltani</text:p>
          </table:table-cell>
          <table:table-cell table:style-name="ce187" office:value-type="string">
            <text:p>Passed</text:p>
          </table:table-cell>
          <table:table-cell table:style-name="ce187" office:value-type="string">
            <text:p>Passed</text:p>
          </table:table-cell>
          <table:table-cell table:style-name="ce187" table:number-columns-repeated="2"/>
          <table:table-cell table:number-columns-repeated="1009"/>
        </table:table-row>
        <table:table-row table:style-name="ro1" table:number-rows-repeated="2">
          <table:table-cell table:style-name="ce187" table:number-columns-repeated="15"/>
          <table:table-cell table:number-columns-repeated="1009"/>
        </table:table-row>
        <table:table-row table:style-name="ro20" table:number-rows-repeated="11">
          <table:table-cell table:style-name="ce184" table:number-columns-repeated="1024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vigation_By_Content_New_Feature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44" table:default-cell-style-name="Default"/>
        <table:table-column table:style-name="co8" table:number-columns-repeated="771" table:default-cell-style-name="Default"/>
        <table:table-row table:style-name="ro1">
          <table:table-cell table:style-name="ce219"/>
          <table:table-cell table:style-name="ce222" office:value-type="string">
            <text:p>TEST CASES</text:p>
          </table:table-cell>
          <table:table-cell table:style-name="ce222" table:number-columns-repeated="3"/>
          <table:table-cell table:style-name="ce184"/>
          <table:table-cell table:style-name="ce223" table:number-columns-repeated="4"/>
          <table:table-cell table:style-name="ce173" office:value-type="string">
            <text:p>Passed</text:p>
          </table:table-cell>
          <table:table-cell table:style-name="ce173" table:formula="of:=COUNTIF([.L$7:.L$1011];[.$K1])" office:value-type="float" office:value="15">
            <text:p>15</text:p>
          </table:table-cell>
          <table:table-cell table:style-name="ce173" table:formula="of:=COUNTIF([.M$7:.M$1011];[.$K1])" office:value-type="float" office:value="15">
            <text:p>15</text:p>
          </table:table-cell>
          <table:table-cell table:style-name="ce173" table:formula="of:=COUNTIF([.N$7:.N$1011];[.$K1])" office:value-type="float" office:value="0">
            <text:p>0</text:p>
          </table:table-cell>
          <table:table-cell table:style-name="ce173" table:formula="of:=COUNTIF([.O$7:.O$1011];[.$K1])" office:value-type="float" office:value="0">
            <text:p>0</text:p>
          </table:table-cell>
          <table:table-cell table:style-name="ce184" table:number-columns-repeated="28"/>
          <table:table-cell table:style-name="ce249" table:number-columns-repeated="208"/>
          <table:table-cell table:style-name="ce184" table:number-columns-repeated="770"/>
          <table:table-cell table:number-columns-repeated="3"/>
        </table:table-row>
        <table:table-row table:style-name="ro1">
          <table:table-cell table:style-name="ce219"/>
          <table:table-cell table:style-name="ce223" table:number-columns-repeated="4"/>
          <table:table-cell table:style-name="ce184"/>
          <table:table-cell table:style-name="ce223" table:number-columns-repeated="3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1];[.$K2])" office:value-type="float" office:value="6">
            <text:p>6</text:p>
          </table:table-cell>
          <table:table-cell table:style-name="ce173" table:formula="of:=COUNTIF([.M$7:.M$1011];[.$K2])" office:value-type="float" office:value="6">
            <text:p>6</text:p>
          </table:table-cell>
          <table:table-cell table:style-name="ce173" table:formula="of:=COUNTIF([.N$7:.N$1011];[.$K2])" office:value-type="float" office:value="0">
            <text:p>0</text:p>
          </table:table-cell>
          <table:table-cell table:style-name="ce173" table:formula="of:=COUNTIF([.O$7:.O$1011];[.$K2])" office:value-type="float" office:value="0">
            <text:p>0</text:p>
          </table:table-cell>
          <table:table-cell table:style-name="ce184" table:number-columns-repeated="28"/>
          <table:table-cell table:style-name="ce249" table:number-columns-repeated="208"/>
          <table:table-cell table:style-name="ce184" table:number-columns-repeated="770"/>
          <table:table-cell table:number-columns-repeated="3"/>
        </table:table-row>
        <table:table-row table:style-name="ro31">
          <table:table-cell table:style-name="ce219"/>
          <table:table-cell table:style-name="ce224" office:value-type="string">
            <text:p>Functions list</text:p>
          </table:table-cell>
          <table:table-cell table:style-name="ce187"/>
          <table:table-cell table:style-name="ce229" table:number-columns-repeated="2"/>
          <table:table-cell table:style-name="ce184"/>
          <table:table-cell table:style-name="ce232"/>
          <table:table-cell table:style-name="ce235"/>
          <table:table-cell table:style-name="ce237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1];[.$K3])" office:value-type="float" office:value="0">
            <text:p>0</text:p>
          </table:table-cell>
          <table:table-cell table:style-name="ce173" table:formula="of:=COUNTIF([.M$7:.M$1011];[.$K3])" office:value-type="float" office:value="0">
            <text:p>0</text:p>
          </table:table-cell>
          <table:table-cell table:style-name="ce173" table:formula="of:=COUNTIF([.N$7:.N$1011];[.$K3])" office:value-type="float" office:value="0">
            <text:p>0</text:p>
          </table:table-cell>
          <table:table-cell table:style-name="ce173" table:formula="of:=COUNTIF([.O$7:.O$1011];[.$K3])" office:value-type="float" office:value="0">
            <text:p>0</text:p>
          </table:table-cell>
          <table:table-cell table:style-name="ce244" table:number-columns-repeated="4"/>
          <table:table-cell table:style-name="ce184" table:number-columns-repeated="2"/>
          <table:table-cell table:style-name="ce245"/>
          <table:table-cell table:style-name="ce244" table:number-columns-repeated="6"/>
          <table:table-cell table:style-name="ce184" table:number-columns-repeated="15"/>
          <table:table-cell table:style-name="ce249" table:number-columns-repeated="208"/>
          <table:table-cell table:style-name="ce184" table:number-columns-repeated="770"/>
          <table:table-cell table:number-columns-repeated="3"/>
        </table:table-row>
        <table:table-row table:style-name="ro1">
          <table:table-cell table:style-name="ce219"/>
          <table:table-cell table:style-name="ce224" office:value-type="string">
            <text:p>Total Main Cases</text:p>
          </table:table-cell>
          <table:table-cell table:style-name="ce226" table:formula="of:=MAX([.A7:.A6435])" office:value-type="float" office:value="8" table:number-columns-spanned="3" table:number-rows-spanned="1">
            <text:p>8</text:p>
          </table:table-cell>
          <table:covered-table-cell table:style-name="ce226"/>
          <table:covered-table-cell table:style-name="ce226"/>
          <table:table-cell table:style-name="ce184"/>
          <table:table-cell table:style-name="ce232"/>
          <table:table-cell table:style-name="ce235"/>
          <table:table-cell table:style-name="ce238"/>
          <table:table-cell table:style-name="ce173"/>
          <table:table-cell table:style-name="ce174" office:value-type="string">
            <text:p>Untested</text:p>
          </table:table-cell>
          <table:table-cell table:style-name="ce173" table:formula="of:=COUNTIF([.L$7:.L$1011];[.$K4])" office:value-type="float" office:value="0">
            <text:p>0</text:p>
          </table:table-cell>
          <table:table-cell table:style-name="ce173" table:formula="of:=COUNTIF([.M$7:.M$1011];[.$K4])" office:value-type="float" office:value="0">
            <text:p>0</text:p>
          </table:table-cell>
          <table:table-cell table:style-name="ce173" table:formula="of:=COUNTIF([.N$7:.N$1011];[.$K4])" office:value-type="float" office:value="0">
            <text:p>0</text:p>
          </table:table-cell>
          <table:table-cell table:style-name="ce173" table:formula="of:=COUNTIF([.O$7:.O$1011];[.$K4])" office:value-type="float" office:value="0">
            <text:p>0</text:p>
          </table:table-cell>
          <table:table-cell table:style-name="ce245" table:number-columns-repeated="4"/>
          <table:table-cell table:style-name="ce184" table:number-columns-repeated="2"/>
          <table:table-cell table:style-name="ce245" table:number-columns-repeated="7"/>
          <table:table-cell table:style-name="ce184" table:number-columns-repeated="15"/>
          <table:table-cell table:style-name="ce249" table:number-columns-repeated="208"/>
          <table:table-cell table:style-name="ce184" table:number-columns-repeated="770"/>
          <table:table-cell table:number-columns-repeated="3"/>
        </table:table-row>
        <table:table-row table:style-name="ro1">
          <table:table-cell table:style-name="ce219"/>
          <table:table-cell table:style-name="ce225"/>
          <table:table-cell table:style-name="ce219"/>
          <table:table-cell table:style-name="ce184" table:number-columns-repeated="6"/>
          <table:table-cell table:style-name="ce174"/>
          <table:table-cell table:style-name="ce184" office:value-type="string">
            <text:p>N/A</text:p>
          </table:table-cell>
          <table:table-cell table:style-name="ce173" table:formula="of:=COUNTIF([.L$7:.L$1011];[.$K5])" office:value-type="float" office:value="0">
            <text:p>0</text:p>
          </table:table-cell>
          <table:table-cell table:style-name="ce173" table:formula="of:=COUNTIF([.M$7:.M$1011];[.$K5])" office:value-type="float" office:value="0">
            <text:p>0</text:p>
          </table:table-cell>
          <table:table-cell table:style-name="ce173" table:formula="of:=COUNTIF([.N$7:.N$1011];[.$K5])" office:value-type="float" office:value="0">
            <text:p>0</text:p>
          </table:table-cell>
          <table:table-cell table:style-name="ce173" table:formula="of:=COUNTIF([.O$7:.O$1011];[.$K5])" office:value-type="float" office:value="0">
            <text:p>0</text:p>
          </table:table-cell>
          <table:table-cell table:style-name="ce184" table:number-columns-repeated="1006"/>
          <table:table-cell table:number-columns-repeated="3"/>
        </table:table-row>
        <table:table-row table:style-name="ro10">
          <table:table-cell table:style-name="ce186" office:value-type="string">
            <text:p>Case No</text:p>
          </table:table-cell>
          <table:table-cell table:style-name="ce186" office:value-type="string">
            <text:p>Related function</text:p>
          </table:table-cell>
          <table:table-cell table:style-name="ce186" office:value-type="string">
            <text:p>Case ID</text:p>
          </table:table-cell>
          <table:table-cell table:style-name="ce186" office:value-type="string">
            <text:p>Path</text:p>
          </table:table-cell>
          <table:table-cell table:style-name="ce186" office:value-type="string">
            <text:p>Case Description</text:p>
          </table:table-cell>
          <table:table-cell table:style-name="ce186" office:value-type="string">
            <text:p>Step Description</text:p>
          </table:table-cell>
          <table:table-cell table:style-name="ce186" office:value-type="string">
            <text:p>Steps to produce</text:p>
          </table:table-cell>
          <table:table-cell table:style-name="ce186" office:value-type="string">
            <text:p>Expected Output</text:p>
          </table:table-cell>
          <table:table-cell table:style-name="ce239" office:value-type="string">
            <text:p>Priority</text:p>
          </table:table-cell>
          <table:table-cell table:style-name="ce186" office:value-type="string">
            <text:p>Affect</text:p>
          </table:table-cell>
          <table:table-cell table:style-name="ce186" office:value-type="string">
            <text:p>Tester</text:p>
          </table:table-cell>
          <table:table-cell table:style-name="ce186" office:value-type="string">
            <text:p>IE7</text:p>
          </table:table-cell>
          <table:table-cell table:style-name="ce186" office:value-type="string">
            <text:p>FireFox3.5</text:p>
          </table:table-cell>
          <table:table-cell table:style-name="ce186" office:value-type="string">
            <text:p>Comment/Bug</text:p>
          </table:table-cell>
          <table:table-cell table:style-name="ce186"/>
          <table:table-cell table:style-name="ce246" table:number-columns-repeated="4"/>
          <table:table-cell table:style-name="ce248" table:number-columns-repeated="11"/>
          <table:table-cell table:style-name="ce211" table:number-columns-repeated="13"/>
          <table:table-cell table:style-name="ce250" table:number-columns-repeated="208"/>
          <table:table-cell table:style-name="ce211" table:number-columns-repeated="770"/>
          <table:table-cell table:number-columns-repeated="3"/>
        </table:table-row>
        <table:table-row table:style-name="ro27">
          <table:table-cell table:style-name="ce220" office:value-type="float" office:value="1">
            <text:p>001</text:p>
          </table:table-cell>
          <table:table-cell table:style-name="ce187" office:value-type="string">
            <text:p>FNC_PLF_ContentNavigation</text:p>
          </table:table-cell>
          <table:table-cell table:style-name="ce227" office:value-type="float" office:value="1">
            <text:p>001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Login to the Acme Site</text:p>
          </table:table-cell>
          <table:table-cell table:style-name="ce187" office:value-type="string">
            <text:p>Step 1: <text:s/>Login to the Acme Site</text:p>
          </table:table-cell>
          <table:table-cell table:style-name="ce187" office:value-type="string">
            <text:p>- From the Default page, <text:span text:style-name="T6">Click on the </text:span><text:span text:style-name="T6">link 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</text:span><text:span text:style-name="T6">in </text:span></text:p>
            <text:p/>
          </table:table-cell>
          <table:table-cell table:style-name="ce187" office:value-type="string">
            <text:p>- The Acme website is displayed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8"/>
          <table:table-cell table:style-name="ce251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32">
          <table:table-cell table:style-name="ce22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8];6;FIND(&quot;:&quot;;[.F8];1)- FIND(&quot; &quot;;[.F8];1)- 1))&gt;VALUE(MID([.F7];6;FIND(&quot;:&quot;;[.F7];1)- FIND(&quot; &quot;;[.F7];1)- 1));[.C7];[.C7]+1)" office:value-type="float" office:value="2">
            <text:p>002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Add a page</text:p>
          </table:table-cell>
          <table:table-cell table:style-name="ce187" office:value-type="string">
            <text:p>Step 1: Add a page from ToolBar</text:p>
          </table:table-cell>
          <table:table-cell table:style-name="ce187" office:value-type="string">
            <text:p>- Go to Edit/Page/+ Add Page</text:p>
          </table:table-cell>
          <table:table-cell table:style-name="ce187" office:value-type="string">
            <text:p>- The page <text:s/><text:span text:style-name="T6">Page </text:span><text:span text:style-name="T6">Creation </text:span><text:span text:style-name="T6">Wizard </text:span> is displayed</text:p>
            <text:p>- The first step: <text:span text:style-name="T6">Select a </text:span><text:span text:style-name="T6">Navigation </text:span><text:span text:style-name="T6">Node </text:span>and create the page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8"/>
          <table:table-cell table:style-name="ce251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26">
          <table:table-cell table:style-name="ce22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9];6;FIND(&quot;:&quot;;[.F9];1)- FIND(&quot; &quot;;[.F9];1)- 1))&gt;VALUE(MID([.F8];6;FIND(&quot;:&quot;;[.F8];1)- FIND(&quot; &quot;;[.F8];1)- 1));[.C8];[.C8]+1)" office:value-type="float" office:value="2">
            <text:p>002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Add a page</text:p>
          </table:table-cell>
          <table:table-cell table:style-name="ce187" office:value-type="string">
            <text:p>Step 2: Add a page step 1</text:p>
          </table:table-cell>
          <table:table-cell table:style-name="ce187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</text:span><text:span text:style-name="T6">Name</text:span>: Events</text:p>
            <text:p>- Click on the button <text:span text:style-name="T6">Next</text:span> </text:p>
          </table:table-cell>
          <table:table-cell table:style-name="ce187" office:value-type="string">
            <text:p>- The page of the second step  <text:span text:style-name="T10">Select a </text:span><text:span text:style-name="T10">Page Layout </text:span><text:span text:style-name="T10">Template</text:span>  is displayed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8"/>
          <table:table-cell table:style-name="ce251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24">
          <table:table-cell table:style-name="ce22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0];6;FIND(&quot;:&quot;;[.F10];1)- FIND(&quot; &quot;;[.F10];1)- 1))&gt;VALUE(MID([.F9];6;FIND(&quot;:&quot;;[.F9];1)- FIND(&quot; &quot;;[.F9];1)- 1));[.C9];[.C9]+1)" office:value-type="float" office:value="2">
            <text:p>002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Add a page</text:p>
          </table:table-cell>
          <table:table-cell table:style-name="ce187" office:value-type="string">
            <text:p>Step 3: Add a page step 2</text:p>
          </table:table-cell>
          <table:table-cell table:style-name="ce187" office:value-type="string">
            <text:p>- From the list, choose <text:span text:style-name="T6">Column Page </text:span><text:span text:style-name="T6">Configs</text:span> </text:p>
            <text:p>- Select  <text:span text:style-name="T6">Two </text:span><text:span text:style-name="T6">Columns </text:span><text:span text:style-name="T6">Layout</text:span></text:p>
            <text:p>- Click on the button  <text:span text:style-name="T6">Next</text:span> </text:p>
          </table:table-cell>
          <table:table-cell table:style-name="ce187" office:value-type="string">
            <text:p>- The page of the third step  <text:span text:style-name="T10">Re- arrange </text:span><text:span text:style-name="T10">the Page </text:span><text:span text:style-name="T10">Layout</text:span> and add Portlets to the page </text:p>
            <text:p>- The <text:span text:style-name="T10"> Page </text:span><text:span text:style-name="T10">Editor</text:span> is displayed on the right of the screen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8"/>
          <table:table-cell table:style-name="ce251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26">
          <table:table-cell table:style-name="ce22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1];6;FIND(&quot;:&quot;;[.F11];1)- FIND(&quot; &quot;;[.F11];1)- 1))&gt;VALUE(MID([.F10];6;FIND(&quot;:&quot;;[.F10];1)- FIND(&quot; &quot;;[.F10];1)- 1));[.C10];[.C10]+1)" office:value-type="float" office:value="2">
            <text:p>002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Add a page</text:p>
          </table:table-cell>
          <table:table-cell table:style-name="ce187" office:value-type="string">
            <text:p>Step 4: Add a page step 3</text:p>
          </table:table-cell>
          <table:table-cell table:style-name="ce187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</text:span><text:span text:style-name="T6">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187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Failed</text:p>
          </table:table-cell>
          <table:table-cell table:style-name="ce243" office:value-type="string">
            <text:p>Failed</text:p>
          </table:table-cell>
          <table:table-cell table:style-name="ce229" office:value-type="string">
            <text:p>TESTTN-813</text:p>
          </table:table-cell>
          <table:table-cell table:style-name="ce229"/>
          <table:table-cell table:style-name="ce247" table:number-columns-repeated="28"/>
          <table:table-cell table:style-name="ce251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25">
          <table:table-cell table:style-name="ce22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2];6;FIND(&quot;:&quot;;[.F12];1)- FIND(&quot; &quot;;[.F12];1)- 1))&gt;VALUE(MID([.F11];6;FIND(&quot;:&quot;;[.F11];1)- FIND(&quot; &quot;;[.F11];1)- 1));[.C11];[.C11]+1)" office:value-type="float" office:value="3">
            <text:p>003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1: Edit The Navigation Form</text:p>
          </table:table-cell>
          <table:table-cell table:style-name="ce187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</text:span><text:span text:style-name="T6">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187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8"/>
          <table:table-cell table:style-name="ce251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30">
          <table:table-cell table:style-name="ce2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3];6;FIND(&quot;:&quot;;[.F13];1)- FIND(&quot; &quot;;[.F13];1)- 1))&gt;VALUE(MID([.F12];6;FIND(&quot;:&quot;;[.F12];1)- FIND(&quot; &quot;;[.F12];1)- 1));[.C12];[.C12]+1)" office:value-type="float" office:value="3">
            <text:p>003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2: Edit the navigation </text:p>
            <text:p>Controls</text:p>
          </table:table-cell>
          <table:table-cell table:style-name="ce187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187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8"/>
          <table:table-cell table:style-name="ce251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24">
          <table:table-cell table:style-name="ce22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4];6;FIND(&quot;:&quot;;[.F14];1)- FIND(&quot; &quot;;[.F14];1)- 1))&gt;VALUE(MID([.F13];6;FIND(&quot;:&quot;;[.F13];1)- FIND(&quot; &quot;;[.F13];1)- 1));[.C13];[.C13]+1)" office:value-type="float" office:value="3">
            <text:p>003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3: Check for changes on the </text:p>
            <text:p>Events page</text:p>
          </table:table-cell>
          <table:table-cell table:style-name="ce231" office:value-type="string">
            <text:p>- Go to Acme/Overview hit the menu <text:span text:style-name="T6">Events</text:span> </text:p>
            <text:p/>
          </table:table-cell>
          <table:table-cell table:style-name="ce231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184" table:number-columns-repeated="28"/>
          <table:table-cell table:style-name="ce225" table:number-columns-repeated="208"/>
          <table:table-cell table:style-name="ce184" table:number-columns-repeated="770"/>
          <table:table-cell table:number-columns-repeated="3"/>
        </table:table-row>
        <table:table-row table:style-name="ro25">
          <table:table-cell table:style-name="ce22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5];6;FIND(&quot;:&quot;;[.F15];1)- FIND(&quot; &quot;;[.F15];1)- 1))&gt;VALUE(MID([.F14];6;FIND(&quot;:&quot;;[.F14];1)- FIND(&quot; &quot;;[.F14];1)- 1));[.C14];[.C14]+1)" office:value-type="float" office:value="4">
            <text:p>004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1: Visibility of a sub menu </text:p>
            <text:p>Restriction</text:p>
          </table:table-cell>
          <table:table-cell table:style-name="ce187" office:value-type="string">
            <text:p>- Go to the Site explorer</text:p>
            <text:p>- Navigate under the path: collaboration/contents/live/acme/events/All/Fire</text:p>
            <text:p>- Click on the button  <text:span text:style-name="T6">Content </text:span><text:span text:style-name="T6">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187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184" table:number-columns-repeated="28"/>
          <table:table-cell table:style-name="ce225" table:number-columns-repeated="208"/>
          <table:table-cell table:style-name="ce184" table:number-columns-repeated="770"/>
          <table:table-cell table:number-columns-repeated="3"/>
        </table:table-row>
        <table:table-row table:style-name="ro10">
          <table:table-cell table:style-name="ce2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6];6;FIND(&quot;:&quot;;[.F16];1)- FIND(&quot; &quot;;[.F16];1)- 1))&gt;VALUE(MID([.F15];6;FIND(&quot;:&quot;;[.F15];1)- FIND(&quot; &quot;;[.F15];1)- 1));[.C15];[.C15]+1)" office:value-type="float" office:value="4">
            <text:p>004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2: Check for changes on the </text:p>
            <text:p>Events page</text:p>
          </table:table-cell>
          <table:table-cell table:style-name="ce187" office:value-type="string">
            <text:p>- Go to Acme/Overview</text:p>
            <text:p>- Hit the menu  <text:span text:style-name="T6">Events</text:span></text:p>
          </table:table-cell>
          <table:table-cell table:style-name="ce187" office:value-type="string">
            <text:p>- The Navigation Form is disappears</text:p>
            <text:p>- The Sub menu Fire  is not displayed from the list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184" table:number-columns-repeated="28"/>
          <table:table-cell table:style-name="ce225" table:number-columns-repeated="208"/>
          <table:table-cell table:style-name="ce184" table:number-columns-repeated="770"/>
          <table:table-cell table:number-columns-repeated="3"/>
        </table:table-row>
        <table:table-row table:style-name="ro29">
          <table:table-cell table:style-name="ce221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7];6;FIND(&quot;:&quot;;[.F17];1)- FIND(&quot; &quot;;[.F17];1)- 1))&gt;VALUE(MID([.F16];6;FIND(&quot;:&quot;;[.F16];1)- FIND(&quot; &quot;;[.F16];1)- 1));[.C16];[.C16]+1)" office:value-type="float" office:value="5">
            <text:p>005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1: Sort the Earth element</text:p>
          </table:table-cell>
          <table:table-cell table:style-name="ce187" office:value-type="string">
            <text:p>- Go to Site Explorer</text:p>
            <text:p>- Navigate under the path  <text:span text:style-name="T6">collaboration</text:span><text:span text:style-name="T6">/site </text:span><text:span text:style-name="T6">contents/live/</text:span><text:span text:style-name="T6">acme/events/</text:span><text:span text:style-name="T6">All </text:span></text:p>
            <text:p>- Select the  <text:span text:style-name="T6">Earth </text:span>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1</text:p>
            <text:p>- Click on the button  <text:span text:style-name="T6">Save</text:span> </text:p>
          </table:table-cell>
          <table:table-cell table:style-name="ce187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Failed</text:p>
          </table:table-cell>
          <table:table-cell table:style-name="ce243" office:value-type="string">
            <text:p>Failed</text:p>
          </table:table-cell>
          <table:table-cell table:style-name="ce229" office:value-type="string">
            <text:p>TESTTN-817</text:p>
          </table:table-cell>
          <table:table-cell table:style-name="ce229"/>
          <table:table-cell table:style-name="ce184" table:number-columns-repeated="28"/>
          <table:table-cell table:style-name="ce225" table:number-columns-repeated="208"/>
          <table:table-cell table:style-name="ce184" table:number-columns-repeated="770"/>
          <table:table-cell table:number-columns-repeated="3"/>
        </table:table-row>
        <table:table-row table:style-name="ro29">
          <table:table-cell table:style-name="ce22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8];6;FIND(&quot;:&quot;;[.F18];1)- FIND(&quot; &quot;;[.F18];1)- 1))&gt;VALUE(MID([.F17];6;FIND(&quot;:&quot;;[.F17];1)- FIND(&quot; &quot;;[.F17];1)- 1));[.C17];[.C17]+1)" office:value-type="float" office:value="5">
            <text:p>005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2: Sort the Water element</text:p>
          </table:table-cell>
          <table:table-cell table:style-name="ce231" office:value-type="string">
            <text:p>- Go to Site Explorer</text:p>
            <text:p>- Navigate under the path <text:span text:style-name="T6">collaboration/</text:span><text:span text:style-name="T6">site </text:span><text:span text:style-name="T6">contents/live/</text:span><text:span text:style-name="T6">acme/events/</text:span><text:span text:style-name="T6">All </text:span></text:p>
            <text:p>- Select the  <text:span text:style-name="T6">Water </text:span>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 </text:span> to 2</text:p>
            <text:p>- Click on the button  <text:span text:style-name="T6">Save</text:span> </text:p>
          </table:table-cell>
          <table:table-cell table:style-name="ce187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Failed</text:p>
          </table:table-cell>
          <table:table-cell table:style-name="ce243" office:value-type="string">
            <text:p>Failed</text:p>
          </table:table-cell>
          <table:table-cell table:style-name="ce229" office:value-type="string">
            <text:p>TESTTN-817</text:p>
          </table:table-cell>
          <table:table-cell table:style-name="ce229"/>
          <table:table-cell table:style-name="ce184" table:number-columns-repeated="28"/>
          <table:table-cell table:style-name="ce225" table:number-columns-repeated="208"/>
          <table:table-cell table:style-name="ce184" table:number-columns-repeated="770"/>
          <table:table-cell table:number-columns-repeated="3"/>
        </table:table-row>
        <table:table-row table:style-name="ro29">
          <table:table-cell table:style-name="ce22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19];6;FIND(&quot;:&quot;;[.F19];1)- FIND(&quot; &quot;;[.F19];1)- 1))&gt;VALUE(MID([.F18];6;FIND(&quot;:&quot;;[.F18];1)- FIND(&quot; &quot;;[.F18];1)- 1));[.C18];[.C18]+1)" office:value-type="float" office:value="5">
            <text:p>005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3 : Sort the Air element</text:p>
          </table:table-cell>
          <table:table-cell table:style-name="ce231" office:value-type="string">
            <text:p>- Go to Site Explorer</text:p>
            <text:p><text:span text:style-name="T13">- Navigate </text:span><text:span text:style-name="T13">under the path </text:span><text:span text:style-name="T14">collaboration/</text:span><text:span text:style-name="T14">site </text:span><text:span text:style-name="T14">contents/live/</text:span><text:span text:style-name="T14">acme/events/</text:span><text:span text:style-name="T14">All </text:span></text:p>
            <text:p>- Select the  <text:span text:style-name="T6">Air</text:span> 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3</text:p>
            <text:p>- Click on the button  <text:span text:style-name="T6">Save</text:span> </text:p>
          </table:table-cell>
          <table:table-cell table:style-name="ce187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Failed</text:p>
          </table:table-cell>
          <table:table-cell table:style-name="ce243" office:value-type="string">
            <text:p>Failed</text:p>
          </table:table-cell>
          <table:table-cell table:style-name="ce229" office:value-type="string">
            <text:p>TESTTN-817</text:p>
          </table:table-cell>
          <table:table-cell table:style-name="ce229"/>
          <table:table-cell table:style-name="ce184" table:number-columns-repeated="28"/>
          <table:table-cell table:style-name="ce225" table:number-columns-repeated="208"/>
          <table:table-cell table:style-name="ce184" table:number-columns-repeated="770"/>
          <table:table-cell table:number-columns-repeated="3"/>
        </table:table-row>
        <table:table-row table:style-name="ro33">
          <table:table-cell table:style-name="ce22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20];6;FIND(&quot;:&quot;;[.F20];1)- FIND(&quot; &quot;;[.F20];1)- 1))&gt;VALUE(MID([.F19];6;FIND(&quot;:&quot;;[.F19];1)- FIND(&quot; &quot;;[.F19];1)- 1));[.C19];[.C19]+1)" office:value-type="float" office:value="5">
            <text:p>005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4: Check Elements</text:p>
          </table:table-cell>
          <table:table-cell table:style-name="ce187" office:value-type="string">
            <text:p>- Go to Acme/Overview Hit the menu <text:span text:style-name="T6">Events</text:span> </text:p>
          </table:table-cell>
          <table:table-cell table:style-name="ce187" office:value-type="string">
            <text:p>- The Sub menu Earth, Water and  Air are sorted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Failed</text:p>
          </table:table-cell>
          <table:table-cell table:style-name="ce243" office:value-type="string">
            <text:p>Failed</text:p>
          </table:table-cell>
          <table:table-cell table:style-name="ce229" office:value-type="string">
            <text:p>TESTTN-817</text:p>
          </table:table-cell>
          <table:table-cell table:style-name="ce229"/>
          <table:table-cell table:style-name="ce247" table:number-columns-repeated="28"/>
          <table:table-cell table:style-name="ce252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34">
          <table:table-cell table:style-name="ce22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21];6;FIND(&quot;:&quot;;[.F21];1)- FIND(&quot; &quot;;[.F21];1)- 1))&gt;VALUE(MID([.F20];6;FIND(&quot;:&quot;;[.F20];1)- FIND(&quot; &quot;;[.F20];1)- 1));[.C20];[.C20]+1)" office:value-type="float" office:value="6">
            <text:p>006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1: Get back a node</text:p>
          </table:table-cell>
          <table:table-cell table:style-name="ce231" office:value-type="string">
            <text:p>- Go to Site Explorer</text:p>
            <text:p>- Navigate under the path  <text:span text:style-name="T6">collaboration</text:span><text:span text:style-name="T6">/site </text:span><text:span text:style-name="T6">contents/live/</text:span><text:span text:style-name="T6">acme/events/</text:span><text:span text:style-name="T6">All/Fire</text:span></text:p>
            <text:p>- Click on the button  <text:span text:style-name="T6">Navigate </text:span><text:span text:style-name="T6">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31" office:value-type="string">
            <text:p>- The window  Navigation Form  is displayed</text:p>
            <text:p>- The window  Navigation Form  disappears</text:p>
            <text:p/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8"/>
          <table:table-cell table:style-name="ce252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33">
          <table:table-cell table:style-name="ce22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22];6;FIND(&quot;:&quot;;[.F22];1)- FIND(&quot; &quot;;[.F22];1)- 1))&gt;VALUE(MID([.F21];6;FIND(&quot;:&quot;;[.F21];1)- FIND(&quot; &quot;;[.F21];1)- 1));[.C21];[.C21]+1)" office:value-type="float" office:value="6">
            <text:p>006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Edit The Navigation Form</text:p>
          </table:table-cell>
          <table:table-cell table:style-name="ce187" office:value-type="string">
            <text:p>Step 2: Check for the Fire node </text:p>
            <text:p>On News Menu</text:p>
          </table:table-cell>
          <table:table-cell table:style-name="ce231" office:value-type="string">
            <text:p>Go to Acme/Overview ,hit the menu <text:span text:style-name="T6">News</text:span> </text:p>
          </table:table-cell>
          <table:table-cell table:style-name="ce231" office:value-type="string">
            <text:p>- The  Fire node is attached to menu News 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8"/>
          <table:table-cell table:style-name="ce252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35">
          <table:table-cell table:style-name="ce221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23];6;FIND(&quot;:&quot;;[.F23];1)- FIND(&quot; &quot;;[.F23];1)- 1))&gt;VALUE(MID([.F22];6;FIND(&quot;:&quot;;[.F22];1)- FIND(&quot; &quot;;[.F22];1)- 1));[.C22];[.C22]+1)" office:value-type="float" office:value="7">
            <text:p>007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Add a new content under </text:p>
            <text:p>A sub menu</text:p>
          </table:table-cell>
          <table:table-cell table:style-name="ce187" office:value-type="string">
            <text:p>Step 1 : Add a new content under </text:p>
            <text:p>A sub menu</text:p>
          </table:table-cell>
          <table:table-cell table:style-name="ce187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</text:span><text:span text:style-name="T6">Action</text:span> </text:p>
            <text:p>- Go to the tab  <text:span text:style-name="T6">Add 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</text:span><text:span text:style-name="T6">Publication</text:span> </text:p>
            <text:p>- Publish the document</text:p>
            <text:p/>
          </table:table-cell>
          <table:table-cell table:style-name="ce187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8"/>
          <table:table-cell table:style-name="ce252" table:number-columns-repeated="208"/>
          <table:table-cell table:style-name="ce247"/>
          <table:table-cell table:style-name="ce184" table:number-columns-repeated="769"/>
          <table:table-cell table:number-columns-repeated="3"/>
        </table:table-row>
        <table:table-row table:style-name="ro26">
          <table:table-cell table:style-name="ce22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24];6;FIND(&quot;:&quot;;[.F24];1)- FIND(&quot; &quot;;[.F24];1)- 1))&gt;VALUE(MID([.F23];6;FIND(&quot;:&quot;;[.F23];1)- FIND(&quot; &quot;;[.F23];1)- 1));[.C23];[.C23]+1)" office:value-type="float" office:value="7">
            <text:p>007</text:p>
          </table:table-cell>
          <table:table-cell table:style-name="ce187" office:value-type="string">
            <text:p>Platform/Content Navigation</text:p>
          </table:table-cell>
          <table:table-cell table:style-name="ce187" office:value-type="string">
            <text:p>Add a new content under </text:p>
            <text:p>A sub menu</text:p>
          </table:table-cell>
          <table:table-cell table:style-name="ce187" office:value-type="string">
            <text:p>Step 2: Check for the added </text:p>
            <text:p>new content under </text:p>
            <text:p>The sub menu</text:p>
            <text:p/>
          </table:table-cell>
          <table:table-cell table:style-name="ce204" office:value-type="string">
            <text:p><text:span text:style-name="T10">Go to </text:span><text:span text:style-name="T10">Acme/overvie</text:span><text:span text:style-name="T10">w</text:span></text:p>
            <text:p><text:span text:style-name="T10">Hit the menu </text:span><text:span text:style-name="T10"> </text:span><text:span text:style-name="T6">News</text:span><text:span text:style-name="T10"> </text:span></text:p>
          </table:table-cell>
          <table:table-cell table:style-name="ce187" office:value-type="string">
            <text:p>The document is added to the menu  News 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37"/>
          <table:table-cell table:style-name="ce184" table:number-columns-repeated="769"/>
          <table:table-cell table:number-columns-repeated="3"/>
        </table:table-row>
        <table:table-row table:style-name="ro36">
          <table:table-cell table:style-name="ce22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25];6;FIND(&quot;:&quot;;[.F25];1)- FIND(&quot; &quot;;[.F25];1)- 1))&gt;VALUE(MID([.F24];6;FIND(&quot;:&quot;;[.F24];1)- FIND(&quot; &quot;;[.F24];1)- 1));[.C24];[.C24]+1)" office:value-type="float" office:value="8">
            <text:p>008</text:p>
          </table:table-cell>
          <table:table-cell table:style-name="ce187" office:value-type="string">
            <text:p>Platform/Content Navigation</text:p>
          </table:table-cell>
          <table:table-cell table:style-name="ce230" office:value-type="string">
            <text:p>Create a new product</text:p>
          </table:table-cell>
          <table:table-cell table:style-name="ce187" office:value-type="string">
            <text:p>Step 1 : Add/Save/Manage</text:p>
            <text:p>Content publication</text:p>
          </table:table-cell>
          <table:table-cell table:style-name="ce187" office:value-type="string">
            <text:p>- Go to the Site explorer</text:p>
            <text:p>- Navigate under a valid path</text:p>
            <text:p>- Click on the button  <text:span text:style-name="T6">Add </text:span><text:span text:style-name="T6">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</text:span><text:span text:style-name="T6">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187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37"/>
          <table:table-cell table:style-name="ce184" table:number-columns-repeated="769"/>
          <table:table-cell table:number-columns-repeated="3"/>
        </table:table-row>
        <table:table-row table:style-name="ro37">
          <table:table-cell table:style-name="ce22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26];6;FIND(&quot;:&quot;;[.F26];1)- FIND(&quot; &quot;;[.F26];1)- 1))&gt;VALUE(MID([.F25];6;FIND(&quot;:&quot;;[.F25];1)- FIND(&quot; &quot;;[.F25];1)- 1));[.C25];[.C25]+1)" office:value-type="float" office:value="8">
            <text:p>008</text:p>
          </table:table-cell>
          <table:table-cell table:style-name="ce187" office:value-type="string">
            <text:p>Platform/Content Navigation</text:p>
          </table:table-cell>
          <table:table-cell table:style-name="ce230" office:value-type="string">
            <text:p>Create a new product</text:p>
          </table:table-cell>
          <table:table-cell table:style-name="ce187" office:value-type="string">
            <text:p>Step 2: Add media to the created</text:p>
            <text:p>Document</text:p>
          </table:table-cell>
          <table:table-cell table:style-name="ce187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187" office:value-type="string">
            <text:p>- All contents added are published</text:p>
            <text:p/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Passed</text:p>
          </table:table-cell>
          <table:table-cell table:style-name="ce243" office:value-type="string">
            <text:p>Passed</text:p>
          </table:table-cell>
          <table:table-cell table:style-name="ce229" table:number-columns-repeated="2"/>
          <table:table-cell table:style-name="ce247" table:number-columns-repeated="237"/>
          <table:table-cell table:style-name="ce184" table:number-columns-repeated="769"/>
          <table:table-cell table:number-columns-repeated="3"/>
        </table:table-row>
        <table:table-row table:style-name="ro38">
          <table:table-cell table:style-name="ce22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7" office:value-type="string">
            <text:p>FNC_PLF_ContentNavigation</text:p>
          </table:table-cell>
          <table:table-cell table:style-name="ce228" table:formula="of:=IF(VALUE(MID([.F27];6;FIND(&quot;:&quot;;[.F27];1)- FIND(&quot; &quot;;[.F27];1)- 1))&gt;VALUE(MID([.F26];6;FIND(&quot;:&quot;;[.F26];1)- FIND(&quot; &quot;;[.F26];1)- 1));[.C26];[.C26]+1)" office:value-type="float" office:value="8">
            <text:p>008</text:p>
          </table:table-cell>
          <table:table-cell table:style-name="ce187" office:value-type="string">
            <text:p>Platform/Content Navigation</text:p>
          </table:table-cell>
          <table:table-cell table:style-name="ce231" office:value-type="string">
            <text:p>Create a new product</text:p>
          </table:table-cell>
          <table:table-cell table:style-name="ce187" office:value-type="string">
            <text:p>Step 3 : Add a page under Acme</text:p>
          </table:table-cell>
          <table:table-cell table:style-name="ce187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187" office:value-type="string">
            <text:p>- A page is added under Acme</text:p>
            <text:p>- The content is published on the new page</text:p>
            <text:p/>
          </table:table-cell>
          <table:table-cell table:style-name="ce187" office:value-type="string">
            <text:p>High</text:p>
          </table:table-cell>
          <table:table-cell table:style-name="ce229"/>
          <table:table-cell table:style-name="ce241" table:content-validation-name="val1" office:value-type="string">
            <text:p>maamoun.soltani</text:p>
          </table:table-cell>
          <table:table-cell table:style-name="ce243" office:value-type="string">
            <text:p>Failed</text:p>
          </table:table-cell>
          <table:table-cell table:style-name="ce243" office:value-type="string">
            <text:p>Failed</text:p>
          </table:table-cell>
          <table:table-cell table:style-name="ce229" office:value-type="string">
            <text:p>TESTTN-816</text:p>
          </table:table-cell>
          <table:table-cell table:style-name="ce229"/>
          <table:table-cell table:style-name="ce184" table:number-columns-repeated="1006"/>
          <table:table-cell table:number-columns-repeated="3"/>
        </table:table-row>
        <table:table-row table:style-name="ro39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>
          <table:table-cell table:style-name="ce187" table:number-columns-repeated="6"/>
          <table:table-cell table:style-name="ce234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0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3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4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5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 table:number-rows-repeated="2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6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7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 table:number-rows-repeated="2">
          <table:table-cell table:style-name="ce187" table:number-columns-repeated="6"/>
          <table:table-cell table:style-name="ce233"/>
          <table:table-cell table:style-name="ce236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32">
          <table:table-cell table:style-name="ce187" table:number-columns-repeated="6"/>
          <table:table-cell table:style-name="ce184" table:number-columns-repeated="2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3">
          <table:table-cell table:style-name="ce187" table:number-columns-repeated="6"/>
          <table:table-cell table:style-name="ce184" table:number-columns-repeated="2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 table:number-rows-repeated="2">
          <table:table-cell table:style-name="ce187" table:number-columns-repeated="6"/>
          <table:table-cell table:style-name="ce184" table:number-columns-repeated="2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8">
          <table:table-cell table:style-name="ce187" table:number-columns-repeated="6"/>
          <table:table-cell table:style-name="ce184" table:number-columns-repeated="2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5">
          <table:table-cell table:style-name="ce187" table:number-columns-repeated="6"/>
          <table:table-cell table:style-name="ce184" table:number-columns-repeated="2"/>
          <table:table-cell table:style-name="ce187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 table:number-rows-repeated="2">
          <table:table-cell table:style-name="ce187" table:number-columns-repeated="9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5" table:number-rows-repeated="2">
          <table:table-cell table:style-name="ce187" table:number-columns-repeated="9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>
          <table:table-cell table:style-name="ce187" table:number-columns-repeated="9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33" table:number-rows-repeated="3">
          <table:table-cell table:style-name="ce187" table:number-columns-repeated="9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49">
          <table:table-cell table:style-name="ce187" table:number-columns-repeated="9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 table:number-rows-repeated="2">
          <table:table-cell table:style-name="ce187" table:number-columns-repeated="9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184" table:number-columns-repeated="1006"/>
          <table:table-cell table:number-columns-repeated="3"/>
        </table:table-row>
        <table:table-row table:style-name="ro1" table:number-rows-repeated="6">
          <table:table-cell table:style-name="ce187" table:number-columns-repeated="9"/>
          <table:table-cell table:style-name="ce229"/>
          <table:table-cell table:style-name="ce241" table:content-validation-name="val1"/>
          <table:table-cell table:style-name="ce229" table:number-columns-repeated="4"/>
          <table:table-cell table:style-name="ce247" table:number-columns-repeated="238"/>
          <table:table-cell table:style-name="ce184" table:number-columns-repeated="768"/>
          <table:table-cell table:number-columns-repeated="3"/>
        </table:table-row>
        <table:table-row table:style-name="ro1" table:number-rows-repeated="3">
          <table:table-cell table:style-name="ce187" table:number-columns-repeated="10"/>
          <table:table-cell table:style-name="ce241" table:content-validation-name="val1"/>
          <table:table-cell table:style-name="ce187" table:number-columns-repeated="4"/>
          <table:table-cell table:style-name="ce184" table:number-columns-repeated="1006"/>
          <table:table-cell table:number-columns-repeated="3"/>
        </table:table-row>
        <table:table-row table:style-name="ro1" table:number-rows-repeated="4">
          <table:table-cell table:style-name="ce187" table:number-columns-repeated="9"/>
          <table:table-cell table:style-name="ce240"/>
          <table:table-cell table:style-name="ce241" table:content-validation-name="val1"/>
          <table:table-cell table:style-name="ce240" table:number-columns-repeated="4"/>
          <table:table-cell table:style-name="ce247" table:number-columns-repeated="238"/>
          <table:table-cell table:style-name="ce184" table:number-columns-repeated="768"/>
          <table:table-cell table:number-columns-repeated="3"/>
        </table:table-row>
        <table:table-row table:style-name="ro50" table:number-rows-repeated="17">
          <table:table-cell table:style-name="ce187" table:number-columns-repeated="9"/>
          <table:table-cell table:style-name="ce240"/>
          <table:table-cell table:style-name="ce241" table:content-validation-name="val1"/>
          <table:table-cell table:style-name="ce240" table:number-columns-repeated="4"/>
          <table:table-cell table:style-name="ce247" table:number-columns-repeated="238"/>
          <table:table-cell table:style-name="ce184" table:number-columns-repeated="768"/>
          <table:table-cell table:number-columns-repeated="3"/>
        </table:table-row>
        <table:table-row table:style-name="ro50" table:number-rows-repeated="11">
          <table:table-cell table:style-name="ce187" table:number-columns-repeated="10"/>
          <table:table-cell table:style-name="ce242"/>
          <table:table-cell table:style-name="ce187" table:number-columns-repeated="3"/>
          <table:table-cell table:style-name="ce184" table:number-columns-repeated="1007"/>
          <table:table-cell table:number-columns-repeated="3"/>
        </table:table-row>
        <table:table-row table:style-name="ro50" table:number-rows-repeated="29">
          <table:table-cell table:style-name="ce187" table:number-columns-repeated="14"/>
          <table:table-cell table:style-name="ce184" table:number-columns-repeated="1007"/>
          <table:table-cell table:number-columns-repeated="3"/>
        </table:table-row>
        <table:table-row table:style-name="ro50" table:number-rows-repeated="11">
          <table:table-cell table:style-name="ce184" table:number-columns-repeated="1021"/>
          <table:table-cell table:number-columns-repeated="3"/>
        </table:table-row>
        <table:table-row table:style-name="ro1" table:number-rows-repeated="11">
          <table:table-cell table:style-name="ce17" table:number-columns-repeated="1024"/>
        </table:table-row>
        <table:table-row table:style-name="ro1" table:number-rows-repeated="65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20">
          <table:table-cell table:style-name="ce189" office:value-type="string" table:number-columns-spanned="4" table:number-rows-spanned="2">
            <text:p>Smoke Tests</text:p>
          </table:table-cell>
          <table:covered-table-cell table:number-columns-repeated="3" table:style-name="ce191"/>
          <table:table-cell table:style-name="ce19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0">
          <table:covered-table-cell table:style-name="ce189"/>
          <table:covered-table-cell table:number-columns-repeated="3" table:style-name="ce191"/>
          <table:covered-table-cell table:style-name="ce192"/>
          <table:table-cell table:number-columns-repeated="244"/>
        </table:table-row>
        <table:table-row table:style-name="ro41">
          <table:table-cell table:style-name="ce75" office:value-type="string">
            <text:p>Id</text:p>
          </table:table-cell>
          <table:table-cell table:style-name="ce192" office:value-type="string">
            <text:p>Functional Group</text:p>
          </table:table-cell>
          <table:table-cell table:style-name="ce192" office:value-type="string">
            <text:p>Functionality</text:p>
          </table:table-cell>
          <table:table-cell table:style-name="ce192" office:value-type="string">
            <text:p>Functionality summary</text:p>
          </table:table-cell>
          <table:covered-table-cell table:style-name="ce196"/>
          <table:table-cell table:number-columns-repeated="244"/>
        </table:table-row>
        <table:table-row table:style-name="ro10">
          <table:table-cell table:style-name="ce92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5" office:value-type="string">
            <text:p>Add attachment from server while composing mail</text:p>
          </table:table-cell>
          <table:table-cell table:style-name="ce197" table:formula="of:=SUMPRODUCT(([CS_ECMS.B$5:CS_ECMS.B$1100]=[.$A4])*([CS_ECMS.A$5:CS_ECMS.A$1100]&lt;&gt;&quot;&quot;))" office:value-type="float" office:value="4">
            <text:p>4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92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5" office:value-type="string">
            <text:p>Save attachment of mail into DMS</text:p>
          </table:table-cell>
          <table:table-cell table:style-name="ce197" table:formula="of:=SUMPRODUCT(([CS_ECMS.B$5:CS_ECMS.B$1100]=[.$A5])*([CS_ECMS.A$5:CS_ECMS.A$1100]&lt;&gt;&quot;&quot;))" office:value-type="float" office:value="4">
            <text:p>4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7" office:value-type="string">
            <text:p>Integration/SOC-DMS/Activity/Add file</text:p>
          </table:table-cell>
          <table:table-cell table:style-name="ce195" office:value-type="string">
            <text:p>Upload file for activity</text:p>
          </table:table-cell>
          <table:table-cell table:style-name="ce197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9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7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My Profile</text:p>
          </table:table-cell>
          <table:table-cell table:style-name="ce195" office:value-type="string">
            <text:p>My profile gadget</text:p>
          </table:table-cell>
          <table:table-cell table:style-name="ce197" table:formula="of:=SUMPRODUCT(([Gadgets.B$5:Gadgets.B$1105]=[.$A8])*([Gadgets.A$5:Gadgets.A$1105]&lt;&gt;&quot;&quot;))" office:value-type="float" office:value="3">
            <text:p>3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My Invitations</text:p>
          </table:table-cell>
          <table:table-cell table:style-name="ce195" office:value-type="string">
            <text:p>My invitation gadget</text:p>
          </table:table-cell>
          <table:table-cell table:style-name="ce197" table:formula="of:=SUMPRODUCT(([Gadgets.B$5:Gadgets.B$1105]=[.$A9])*([Gadgets.A$5:Gadgets.A$1105]&lt;&gt;&quot;&quot;))" office:value-type="float" office:value="4">
            <text:p>4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My Agenda</text:p>
          </table:table-cell>
          <table:table-cell table:style-name="ce195" office:value-type="string">
            <text:p>My agenda gadget</text:p>
          </table:table-cell>
          <table:table-cell table:style-name="ce197" table:formula="of:=SUMPRODUCT(([Gadgets.B$5:Gadgets.B$1105]=[.$A10])*([Gadgets.A$5:Gadgets.A$1105]&lt;&gt;&quot;&quot;))" office:value-type="float" office:value="5">
            <text:p>5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152" office:value-type="string">
            <text:p>Integration/Gadgets/Featured Poll</text:p>
          </table:table-cell>
          <table:table-cell table:style-name="ce195" office:value-type="string">
            <text:p>Featured Poll gadget</text:p>
          </table:table-cell>
          <table:table-cell table:style-name="ce197" table:formula="of:=SUMPRODUCT(([Gadgets.B$5:Gadgets.B$1105]=[.$A11])*([Gadgets.A$5:Gadgets.A$1105]&lt;&gt;&quot;&quot;))" office:value-type="float" office:value="2">
            <text:p>2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Who is Online</text:p>
          </table:table-cell>
          <table:table-cell table:style-name="ce195" office:value-type="string">
            <text:p>Who is online gadget</text:p>
          </table:table-cell>
          <table:table-cell table:style-name="ce197" table:formula="of:=SUMPRODUCT(([Gadgets.B$5:Gadgets.B$1105]=[.$A12])*([Gadgets.A$5:Gadgets.A$1105]&lt;&gt;&quot;&quot;))" office:value-type="float" office:value="2">
            <text:p>2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Bookmarks</text:p>
          </table:table-cell>
          <table:table-cell table:style-name="ce195" office:value-type="string">
            <text:p>Bookmark gadget</text:p>
          </table:table-cell>
          <table:table-cell table:style-name="ce197" table:formula="of:=SUMPRODUCT(([Gadgets.B$5:Gadgets.B$1105]=[.$A13])*([Gadgets.A$5:Gadgets.A$1105]&lt;&gt;&quot;&quot;))" office:value-type="float" office:value="8">
            <text:p>8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Favorite Documents</text:p>
          </table:table-cell>
          <table:table-cell table:style-name="ce195" office:value-type="string">
            <text:p>Favorite gadget</text:p>
          </table:table-cell>
          <table:table-cell table:style-name="ce197" table:formula="of:=SUMPRODUCT(([Gadgets.B$5:Gadgets.B$1105]=[.$A14])*([Gadgets.A$5:Gadgets.A$1105]&lt;&gt;&quot;&quot;))" office:value-type="float" office:value="2">
            <text:p>2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42">
          <table:table-cell table:style-name="ce190" office:value-type="string" table:number-columns-spanned="4" table:number-rows-spanned="1">
            <text:p>TOTAL</text:p>
          </table:table-cell>
          <table:covered-table-cell table:style-name="ce193"/>
          <table:covered-table-cell table:number-columns-repeated="2" table:style-name="ce194"/>
          <table:table-cell table:style-name="ce198" table:formula="of:=SUM([.E4:.E14])" office:value-type="float" office:value="40">
            <text:p>4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1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16/07/2012</text:date>, <text:time>16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16T16:42:06.55</dc:date>
    <meta:print-date>2008-06-17T00:45:47</meta:print-date>
    <meta:editing-cycles>834</meta:editing-cycles>
    <meta:editing-duration>PT352H43M25S</meta:editing-duration>
    <dc:creator>Maamoun Soltani</dc:creator>
    <meta:document-statistic meta:table-count="7" meta:cell-count="2001" meta:object-count="1"/>
    <meta:user-defined meta:name="Info 1"/>
    <meta:user-defined meta:name="Info 2"/>
    <meta:user-defined meta:name="Info 3"/>
    <meta:user-defined meta:name="Info 4"/>
  </office:meta>
</office:document-meta>
</file>